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81pt"/>
    </style:style>
    <style:style style:name="co2" style:family="table-column">
      <style:table-column-properties fo:break-before="auto" style:column-width="168.69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201.91pt"/>
    </style:style>
    <style:style style:name="co6" style:family="table-column">
      <style:table-column-properties fo:break-before="auto" style:column-width="62.45pt"/>
    </style:style>
    <style:style style:name="co7" style:family="table-column">
      <style:table-column-properties fo:break-before="auto" style:column-width="67.1pt"/>
    </style:style>
    <style:style style:name="co8" style:family="table-column">
      <style:table-column-properties fo:break-before="auto" style:column-width="40.5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5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0" style:apply-style-name="ConditionalStyle_5f_1" style:base-cell-address="Munkalap1.U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6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28" office:value-type="string" calcext:value-type="string">
            <text:p>eyeBrown</text:p>
          </table:table-cell>
          <table:table-cell table:style-name="ce31" office:value-type="string" calcext:value-type="string">
            <text:p>eyeBlue</text:p>
          </table:table-cell>
          <table:table-cell table:style-name="ce34" office:value-type="string" calcext:value-type="string">
            <text:p>eyeGreen</text:p>
          </table:table-cell>
          <table:table-cell table:style-name="ce37" office:value-type="string" calcext:value-type="string">
            <text:p>hairStraight</text:p>
          </table:table-cell>
          <table:table-cell table:style-name="ce37" office:value-type="string" calcext:value-type="string">
            <text:p>hairWavy</text:p>
          </table:table-cell>
          <table:table-cell table:style-name="ce40" office:value-type="string" calcext:value-type="string">
            <text:p>hairCurly</text:p>
          </table:table-cell>
          <table:table-cell table:style-name="ce40" office:value-type="string" calcext:value-type="string">
            <text:p>hairAfro</text:p>
          </table:table-cell>
          <table:table-cell table:style-name="ce40" office:value-type="string" calcext:value-type="string">
            <text:p>hairAsian</text:p>
          </table:table-cell>
          <table:table-cell table:style-name="ce45" office:value-type="string" calcext:value-type="string">
            <text:p>skinColour</text:p>
          </table:table-cell>
          <table:table-cell table:style-name="ce45" office:value-type="string" calcext:value-type="string">
            <text:p>using</text:p>
          </table:table-cell>
          <table:table-cell table:style-name="ce46" office:value-type="string" calcext:value-type="string">
            <text:p>eyebrow</text:p>
          </table:table-cell>
          <table:table-cell table:style-name="ce45"/>
          <table:table-cell table:style-name="ce45" office:value-type="string" calcext:value-type="string">
            <text:p>Args</text:p>
          </table:table-cell>
          <table:table-cell table:style-name="ce45" office:value-type="string" calcext:value-type="string">
            <text:p>Command</text:p>
          </table:table-cell>
          <table:table-cell table:style-name="ce2"/>
          <table:table-cell table:style-name="ce45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&quot;&amp;&quot;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" calcext:value-type="string">
            <text:p>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</text:p>
          </table:table-cell>
          <table:table-cell table:style-name="ce2" table:formula="of:=&quot;echo '&quot;&amp;[.$A2]&amp;&quot;' &amp;&amp; &quot;&amp;&quot;./combined_ethnicity.perl &quot;&amp;[.V2]&amp;&quot; &gt; ../common/ethnicities/01_&quot;&amp;SUBSTITUTE(SUBSTITUTE([.A2];&quot;/&quot;;&quot;_&quot;);&quot;advanced_&quot;;&quot;&quot;)&amp;&quot;;&quot;" office:value-type="string" office:string-value="echo 'advanced/african_alpine.txt' &amp;&amp; ./combined_ethnicity.perl 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" calcext:value-type="string">
            <text:p>echo 'advanced/african_alpine.txt' &amp;&amp; ./combined_ethnicity.perl 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latgalia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&quot;&amp;&quot;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" calcext:value-type="string">
            <text:p>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</text:p>
          </table:table-cell>
          <table:table-cell table:style-name="ce2" table:formula="of:=&quot;echo '&quot;&amp;[.$A3]&amp;&quot;' &amp;&amp; &quot;&amp;&quot;./combined_ethnicity.perl &quot;&amp;[.V3]&amp;&quot; &gt; ../common/ethnicities/01_&quot;&amp;SUBSTITUTE(SUBSTITUTE([.A3];&quot;/&quot;;&quot;_&quot;);&quot;advanced_&quot;;&quot;&quot;)&amp;&quot;;&quot;" office:value-type="string" office:string-value="echo 'advanced/aisto_nordid.txt' &amp;&amp; ./combined_ethnicity.perl 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 &gt; ../common/ethnicities/01_aisto_nordid.txt;" calcext:value-type="string">
            <text:p>echo 'advanced/aisto_nordid.txt' &amp;&amp; ./combined_ethnicity.perl 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 &gt; ../common/ethnicities/01_aisto_nor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" calcext:value-type="float">
            <text:p>1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hungarian</text:p>
          </table:table-cell>
          <table:table-cell table:style-name="ce47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&quot;&amp;&quot;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" calcext:value-type="string">
            <text:p>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</text:p>
          </table:table-cell>
          <table:table-cell table:style-name="ce2" table:formula="of:=&quot;echo '&quot;&amp;[.$A4]&amp;&quot;' &amp;&amp; &quot;&amp;&quot;./combined_ethnicity.perl &quot;&amp;[.V4]&amp;&quot; &gt; ../common/ethnicities/01_&quot;&amp;SUBSTITUTE(SUBSTITUTE([.A4];&quot;/&quot;;&quot;_&quot;);&quot;advanced_&quot;;&quot;&quot;)&amp;&quot;;&quot;" office:value-type="string" office:string-value="echo 'advanced/alfoeld.txt' &amp;&amp; ./combined_ethnicity.perl 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 &gt; ../common/ethnicities/01_alfoeld.txt;" calcext:value-type="string">
            <text:p>echo 'advanced/alfoeld.txt' &amp;&amp; ./combined_ethnicity.perl 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 &gt; ../common/ethnicities/01_alfoel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&quot;&amp;&quot;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" calcext:value-type="string">
            <text:p>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</text:p>
          </table:table-cell>
          <table:table-cell table:style-name="ce2" table:formula="of:=&quot;echo '&quot;&amp;[.$A5]&amp;&quot;' &amp;&amp; &quot;&amp;&quot;./combined_ethnicity.perl &quot;&amp;[.V5]&amp;&quot; &gt; ../common/ethnicities/01_&quot;&amp;SUBSTITUTE(SUBSTITUTE([.A5];&quot;/&quot;;&quot;_&quot;);&quot;advanced_&quot;;&quot;&quot;)&amp;&quot;;&quot;" office:value-type="string" office:string-value="echo 'advanced/anatolid.txt' &amp;&amp; ./combined_ethnicity.perl 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 &gt; ../common/ethnicities/01_anatolid.txt;" calcext:value-type="string">
            <text:p>echo 'advanced/anatolid.txt' &amp;&amp; ./combined_ethnicity.perl 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 &gt; ../common/ethnicities/01_anato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&quot;&amp;&quot;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" calcext:value-type="string">
            <text:p>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</text:p>
          </table:table-cell>
          <table:table-cell table:style-name="ce2" table:formula="of:=&quot;echo '&quot;&amp;[.$A6]&amp;&quot;' &amp;&amp; &quot;&amp;&quot;./combined_ethnicity.perl &quot;&amp;[.V6]&amp;&quot; &gt; ../common/ethnicities/01_&quot;&amp;SUBSTITUTE(SUBSTITUTE([.A6];&quot;/&quot;;&quot;_&quot;);&quot;advanced_&quot;;&quot;&quot;)&amp;&quot;;&quot;" office:value-type="string" office:string-value="echo 'advanced/andronovo-turanid.txt' &amp;&amp; ./combined_ethnicity.perl 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 &gt; ../common/ethnicities/01_andronovo-turanid.txt;" calcext:value-type="string">
            <text:p>echo 'advanced/andronovo-turanid.txt' &amp;&amp; ./combined_ethnicity.perl 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 &gt; ../common/ethnicities/01_andronovo-tur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ngl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&quot;&amp;&quot;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" calcext:value-type="string">
            <text:p>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</text:p>
          </table:table-cell>
          <table:table-cell table:style-name="ce2" table:formula="of:=&quot;echo '&quot;&amp;[.$A7]&amp;&quot;' &amp;&amp; &quot;&amp;&quot;./combined_ethnicity.perl &quot;&amp;[.V7]&amp;&quot; &gt; ../common/ethnicities/01_&quot;&amp;SUBSTITUTE(SUBSTITUTE([.A7];&quot;/&quot;;&quot;_&quot;);&quot;advanced_&quot;;&quot;&quot;)&amp;&quot;;&quot;" office:value-type="string" office:string-value="echo 'advanced/anglo_saxon.txt' &amp;&amp; ./combined_ethnicity.perl 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" calcext:value-type="string">
            <text:p>echo 'advanced/anglo_saxon.txt' &amp;&amp; ./combined_ethnicity.perl 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&quot;&amp;&quot;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8]&amp;&quot;' &amp;&amp; &quot;&amp;&quot;./combined_ethnicity.perl &quot;&amp;[.V8]&amp;&quot; &gt; ../common/ethnicities/01_&quot;&amp;SUBSTITUTE(SUBSTITUTE([.A8];&quot;/&quot;;&quot;_&quot;);&quot;advanced_&quot;;&quot;&quot;)&amp;&quot;;&quot;" office:value-type="string" office:string-value="echo 'advanced/annamid.txt' &amp;&amp; ./combined_ethnicity.perl 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" calcext:value-type="string">
            <text:p>echo 'advanced/annamid.txt' &amp;&amp; ./combined_ethnicity.perl 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90" calcext:value-type="float">
            <text:p>90</text:p>
          </table:table-cell>
          <table:table-cell table:style-name="ce41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&quot;&amp;&quot;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" calcext:value-type="string">
            <text:p>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</text:p>
          </table:table-cell>
          <table:table-cell table:style-name="ce2" table:formula="of:=&quot;echo '&quot;&amp;[.$A9]&amp;&quot;' &amp;&amp; &quot;&amp;&quot;./combined_ethnicity.perl &quot;&amp;[.V9]&amp;&quot; &gt; ../common/ethnicities/01_&quot;&amp;SUBSTITUTE(SUBSTITUTE([.A9];&quot;/&quot;;&quot;_&quot;);&quot;advanced_&quot;;&quot;&quot;)&amp;&quot;;&quot;" office:value-type="string" office:string-value="echo 'advanced/aoshima.txt' &amp;&amp; ./combined_ethnicity.perl 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" calcext:value-type="string">
            <text:p>echo 'advanced/aoshima.txt' &amp;&amp; ./combined_ethnicity.perl 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arabian_veddo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style-name="ce41" office:value-type="float" office:value="80" calcext:value-type="float">
            <text:p>8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&quot;&amp;&quot;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" calcext:value-type="string">
            <text:p>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</text:p>
          </table:table-cell>
          <table:table-cell table:style-name="ce2" table:formula="of:=&quot;echo '&quot;&amp;[.$A10]&amp;&quot;' &amp;&amp; &quot;&amp;&quot;./combined_ethnicity.perl &quot;&amp;[.V10]&amp;&quot; &gt; ../common/ethnicities/01_&quot;&amp;SUBSTITUTE(SUBSTITUTE([.A10];&quot;/&quot;;&quot;_&quot;);&quot;advanced_&quot;;&quot;&quot;)&amp;&quot;;&quot;" office:value-type="string" office:string-value="echo 'advanced/arabian_veddoid.txt' &amp;&amp; ./combined_ethnicity.perl 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" calcext:value-type="string">
            <text:p>echo 'advanced/arabian_veddoid.txt' &amp;&amp; ./combined_ethnicity.perl 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edoui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&quot;&amp;&quot;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" calcext:value-type="string">
            <text:p>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</text:p>
          </table:table-cell>
          <table:table-cell table:style-name="ce2" table:formula="of:=&quot;echo '&quot;&amp;[.$A11]&amp;&quot;' &amp;&amp; &quot;&amp;&quot;./combined_ethnicity.perl &quot;&amp;[.V11]&amp;&quot; &gt; ../common/ethnicities/01_&quot;&amp;SUBSTITUTE(SUBSTITUTE([.A11];&quot;/&quot;;&quot;_&quot;);&quot;advanced_&quot;;&quot;&quot;)&amp;&quot;;&quot;" office:value-type="string" office:string-value="echo 'advanced/arabid.txt' &amp;&amp; ./combined_ethnicity.perl 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" calcext:value-type="string">
            <text:p>echo 'advanced/arabid.txt' &amp;&amp; ./combined_ethnicity.perl 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&quot;&amp;&quot;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" calcext:value-type="string">
            <text:p>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</text:p>
          </table:table-cell>
          <table:table-cell table:style-name="ce2" table:formula="of:=&quot;echo '&quot;&amp;[.$A12]&amp;&quot;' &amp;&amp; &quot;&amp;&quot;./combined_ethnicity.perl &quot;&amp;[.V12]&amp;&quot; &gt; ../common/ethnicities/01_&quot;&amp;SUBSTITUTE(SUBSTITUTE([.A12];&quot;/&quot;;&quot;_&quot;);&quot;advanced_&quot;;&quot;&quot;)&amp;&quot;;&quot;" office:value-type="string" office:string-value="echo 'advanced/aralid.txt' &amp;&amp; ./combined_ethnicity.perl 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" calcext:value-type="string">
            <text:p>echo 'advanced/aralid.txt' &amp;&amp; ./combined_ethnicity.perl 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verythick</text:p>
          </table:table-cell>
          <table:table-cell table:style-name="ce48"/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&quot;&amp;&quot;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" calcext:value-type="string">
            <text:p>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</text:p>
          </table:table-cell>
          <table:table-cell table:style-name="ce2" table:formula="of:=&quot;echo '&quot;&amp;[.$A13]&amp;&quot;' &amp;&amp; &quot;&amp;&quot;./combined_ethnicity.perl &quot;&amp;[.V13]&amp;&quot; &gt; ../common/ethnicities/01_&quot;&amp;SUBSTITUTE(SUBSTITUTE([.A13];&quot;/&quot;;&quot;_&quot;);&quot;advanced_&quot;;&quot;&quot;)&amp;&quot;;&quot;" office:value-type="string" office:string-value="echo 'advanced/armenoid.txt' &amp;&amp; ./combined_ethnicity.perl 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" calcext:value-type="string">
            <text:p>echo 'advanced/armenoid.txt' &amp;&amp; ./combined_ethnicity.perl 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&quot;&amp;&quot;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" calcext:value-type="string">
            <text:p>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</text:p>
          </table:table-cell>
          <table:table-cell table:style-name="ce2" table:formula="of:=&quot;echo '&quot;&amp;[.$A14]&amp;&quot;' &amp;&amp; &quot;&amp;&quot;./combined_ethnicity.perl &quot;&amp;[.V14]&amp;&quot; &gt; ../common/ethnicities/01_&quot;&amp;SUBSTITUTE(SUBSTITUTE([.A14];&quot;/&quot;;&quot;_&quot;);&quot;advanced_&quot;;&quot;&quot;)&amp;&quot;;&quot;" office:value-type="string" office:string-value="echo 'advanced/asian_alpine.txt' &amp;&amp; ./combined_ethnicity.perl 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" calcext:value-type="string">
            <text:p>echo 'advanced/asian_alpine.txt' &amp;&amp; ./combined_ethnicity.perl 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assyr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&quot;&amp;&quot;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" calcext:value-type="string">
            <text:p>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</text:p>
          </table:table-cell>
          <table:table-cell table:style-name="ce2" table:formula="of:=&quot;echo '&quot;&amp;[.$A15]&amp;&quot;' &amp;&amp; &quot;&amp;&quot;./combined_ethnicity.perl &quot;&amp;[.V15]&amp;&quot; &gt; ../common/ethnicities/01_&quot;&amp;SUBSTITUTE(SUBSTITUTE([.A15];&quot;/&quot;;&quot;_&quot;);&quot;advanced_&quot;;&quot;&quot;)&amp;&quot;;&quot;" office:value-type="string" office:string-value="echo 'advanced/assyroid.txt' &amp;&amp; ./combined_ethnicity.perl 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" calcext:value-type="string">
            <text:p>echo 'advanced/assyroid.txt' &amp;&amp; ./combined_ethnicity.perl 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&quot;&amp;&quot;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" calcext:value-type="string">
            <text:p>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</text:p>
          </table:table-cell>
          <table:table-cell table:style-name="ce2" table:formula="of:=&quot;echo '&quot;&amp;[.$A16]&amp;&quot;' &amp;&amp; &quot;&amp;&quot;./combined_ethnicity.perl &quot;&amp;[.V16]&amp;&quot; &gt; ../common/ethnicities/01_&quot;&amp;SUBSTITUTE(SUBSTITUTE([.A16];&quot;/&quot;;&quot;_&quot;);&quot;advanced_&quot;;&quot;&quot;)&amp;&quot;;&quot;" office:value-type="string" office:string-value="echo 'advanced/atlanto_mediterranean.txt' &amp;&amp; ./combined_ethnicity.perl 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" calcext:value-type="string">
            <text:p>echo 'advanced/atlanto_mediterranean.txt' &amp;&amp; ./combined_ethnicity.perl 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&quot;&amp;&quot;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" calcext:value-type="string">
            <text:p>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</text:p>
          </table:table-cell>
          <table:table-cell table:style-name="ce2" table:formula="of:=&quot;echo '&quot;&amp;[.$A17]&amp;&quot;' &amp;&amp; &quot;&amp;&quot;./combined_ethnicity.perl &quot;&amp;[.V17]&amp;&quot; &gt; ../common/ethnicities/01_&quot;&amp;SUBSTITUTE(SUBSTITUTE([.A17];&quot;/&quot;;&quot;_&quot;);&quot;advanced_&quot;;&quot;&quot;)&amp;&quot;;&quot;" office:value-type="string" office:string-value="echo 'advanced/baskid.txt' &amp;&amp; ./combined_ethnicity.perl 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 &gt; ../common/ethnicities/01_baskid.txt;" calcext:value-type="string">
            <text:p>echo 'advanced/baskid.txt' &amp;&amp; ./combined_ethnicity.perl 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 &gt; ../common/ethnicities/01_bask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aykal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FairLight-Yellow</text:p>
          </table:table-cell>
          <table:table-cell table:style-name="ce4" office:value-type="string" calcext:value-type="string">
            <text:p>jurche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&quot;&amp;&quot;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" calcext:value-type="string">
            <text:p>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</text:p>
          </table:table-cell>
          <table:table-cell table:style-name="ce2" table:formula="of:=&quot;echo '&quot;&amp;[.$A18]&amp;&quot;' &amp;&amp; &quot;&amp;&quot;./combined_ethnicity.perl &quot;&amp;[.V18]&amp;&quot; &gt; ../common/ethnicities/01_&quot;&amp;SUBSTITUTE(SUBSTITUTE([.A18];&quot;/&quot;;&quot;_&quot;);&quot;advanced_&quot;;&quot;&quot;)&amp;&quot;;&quot;" office:value-type="string" office:string-value="echo 'advanced/baykal.txt' &amp;&amp; ./combined_ethnicity.perl 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" calcext:value-type="string">
            <text:p>echo 'advanced/baykal.txt' &amp;&amp; ./combined_ethnicity.perl 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65" calcext:value-type="float">
            <text:p>6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&quot;&amp;&quot;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" calcext:value-type="string">
            <text:p>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</text:p>
          </table:table-cell>
          <table:table-cell table:style-name="ce2" table:formula="of:=&quot;echo '&quot;&amp;[.$A19]&amp;&quot;' &amp;&amp; &quot;&amp;&quot;./combined_ethnicity.perl &quot;&amp;[.V19]&amp;&quot; &gt; ../common/ethnicities/01_&quot;&amp;SUBSTITUTE(SUBSTITUTE([.A19];&quot;/&quot;;&quot;_&quot;);&quot;advanced_&quot;;&quot;&quot;)&amp;&quot;;&quot;" office:value-type="string" office:string-value="echo 'advanced/berberid.txt' &amp;&amp; ./combined_ethnicity.perl 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" calcext:value-type="string">
            <text:p>echo 'advanced/berberid.txt' &amp;&amp; ./combined_ethnicity.perl 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castil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&quot;&amp;&quot;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" calcext:value-type="string">
            <text:p>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</text:p>
          </table:table-cell>
          <table:table-cell table:style-name="ce2" table:formula="of:=&quot;echo '&quot;&amp;[.$A20]&amp;&quot;' &amp;&amp; &quot;&amp;&quot;./combined_ethnicity.perl &quot;&amp;[.V20]&amp;&quot; &gt; ../common/ethnicities/01_&quot;&amp;SUBSTITUTE(SUBSTITUTE([.A20];&quot;/&quot;;&quot;_&quot;);&quot;advanced_&quot;;&quot;&quot;)&amp;&quot;;&quot;" office:value-type="string" office:string-value="echo 'advanced/berid.txt' &amp;&amp; ./combined_ethnicity.perl 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 &gt; ../common/ethnicities/01_berid.txt;" calcext:value-type="string">
            <text:p>echo 'advanced/berid.txt' &amp;&amp; ./combined_ethnicity.perl 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 &gt; ../common/ethnicities/01_be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bobo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&quot;&amp;&quot;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21]&amp;&quot;' &amp;&amp; &quot;&amp;&quot;./combined_ethnicity.perl &quot;&amp;[.V21]&amp;&quot; &gt; ../common/ethnicities/01_&quot;&amp;SUBSTITUTE(SUBSTITUTE([.A21];&quot;/&quot;;&quot;_&quot;);&quot;advanced_&quot;;&quot;&quot;)&amp;&quot;;&quot;" office:value-type="string" office:string-value="echo 'advanced/bobo.txt' &amp;&amp; ./combined_ethnicity.perl 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" calcext:value-type="string">
            <text:p>echo 'advanced/bobo.txt' &amp;&amp; ./combined_ethnicity.perl 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dan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&quot;&amp;&quot;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" calcext:value-type="string">
            <text:p>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</text:p>
          </table:table-cell>
          <table:table-cell table:style-name="ce2" table:formula="of:=&quot;echo '&quot;&amp;[.$A22]&amp;&quot;' &amp;&amp; &quot;&amp;&quot;./combined_ethnicity.perl &quot;&amp;[.V22]&amp;&quot; &gt; ../common/ethnicities/01_&quot;&amp;SUBSTITUTE(SUBSTITUTE([.A22];&quot;/&quot;;&quot;_&quot;);&quot;advanced_&quot;;&quot;&quot;)&amp;&quot;;&quot;" office:value-type="string" office:string-value="echo 'advanced/borreby.txt' &amp;&amp; ./combined_ethnicity.perl 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 &gt; ../common/ethnicities/01_borreby.txt;" calcext:value-type="string">
            <text:p>echo 'advanced/borreby.txt' &amp;&amp; ./combined_ethnicity.perl 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 &gt; ../common/ethnicities/01_borreby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41" office:value-type="float" office:value="50" calcext:value-type="float">
            <text:p>5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&quot;&amp;&quot;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" calcext:value-type="string">
            <text:p>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</text:p>
          </table:table-cell>
          <table:table-cell table:style-name="ce2" table:formula="of:=&quot;echo '&quot;&amp;[.$A23]&amp;&quot;' &amp;&amp; &quot;&amp;&quot;./combined_ethnicity.perl &quot;&amp;[.V23]&amp;&quot; &gt; ../common/ethnicities/01_&quot;&amp;SUBSTITUTE(SUBSTITUTE([.A23];&quot;/&quot;;&quot;_&quot;);&quot;advanced_&quot;;&quot;&quot;)&amp;&quot;;&quot;" office:value-type="string" office:string-value="echo 'advanced/brunn.txt' &amp;&amp; ./combined_ethnicity.perl 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 &gt; ../common/ethnicities/01_brunn.txt;" calcext:value-type="string">
            <text:p>echo 'advanced/brunn.txt' &amp;&amp; ./combined_ethnicity.perl 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 &gt; ../common/ethnicities/01_brun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canar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90" calcext:value-type="float">
            <text:p>90</text:p>
          </table:table-cell>
          <table:table-cell table:style-name="ce41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&quot;&amp;&quot;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" calcext:value-type="string">
            <text:p>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</text:p>
          </table:table-cell>
          <table:table-cell table:style-name="ce2" table:formula="of:=&quot;echo '&quot;&amp;[.$A24]&amp;&quot;' &amp;&amp; &quot;&amp;&quot;./combined_ethnicity.perl &quot;&amp;[.V24]&amp;&quot; &gt; ../common/ethnicities/01_&quot;&amp;SUBSTITUTE(SUBSTITUTE([.A24];&quot;/&quot;;&quot;_&quot;);&quot;advanced_&quot;;&quot;&quot;)&amp;&quot;;&quot;" office:value-type="string" office:string-value="echo 'advanced/canarid.txt' &amp;&amp; ./combined_ethnicity.perl 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" calcext:value-type="string">
            <text:p>echo 'advanced/canarid.txt' &amp;&amp; ./combined_ethnicity.perl 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25" calcext:value-type="float">
            <text:p>25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&quot;&amp;&quot;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" calcext:value-type="string">
            <text:p>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</text:p>
          </table:table-cell>
          <table:table-cell table:style-name="ce2" table:formula="of:=&quot;echo '&quot;&amp;[.$A25]&amp;&quot;' &amp;&amp; &quot;&amp;&quot;./combined_ethnicity.perl &quot;&amp;[.V25]&amp;&quot; &gt; ../common/ethnicities/01_&quot;&amp;SUBSTITUTE(SUBSTITUTE([.A25];&quot;/&quot;;&quot;_&quot;);&quot;advanced_&quot;;&quot;&quot;)&amp;&quot;;&quot;" office:value-type="string" office:string-value="echo 'advanced/carpathid.txt' &amp;&amp; ./combined_ethnicity.perl 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 &gt; ../common/ethnicities/01_carpathid.txt;" calcext:value-type="string">
            <text:p>echo 'advanced/carpathid.txt' &amp;&amp; ./combined_ethnicity.perl 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 &gt; ../common/ethnicities/01_carpath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asamanc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&quot;&amp;&quot;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26]&amp;&quot;' &amp;&amp; &quot;&amp;&quot;./combined_ethnicity.perl &quot;&amp;[.V26]&amp;&quot; &gt; ../common/ethnicities/01_&quot;&amp;SUBSTITUTE(SUBSTITUTE([.A26];&quot;/&quot;;&quot;_&quot;);&quot;advanced_&quot;;&quot;&quot;)&amp;&quot;;&quot;" office:value-type="string" office:string-value="echo 'advanced/casamance.txt' &amp;&amp; ./combined_ethnicity.perl 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" calcext:value-type="string">
            <text:p>echo 'advanced/casamance.txt' &amp;&amp; ./combined_ethnicity.perl 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&quot;&amp;&quot;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" calcext:value-type="string">
            <text:p>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</text:p>
          </table:table-cell>
          <table:table-cell table:style-name="ce2" table:formula="of:=&quot;echo '&quot;&amp;[.$A27]&amp;&quot;' &amp;&amp; &quot;&amp;&quot;./combined_ethnicity.perl &quot;&amp;[.V27]&amp;&quot; &gt; ../common/ethnicities/01_&quot;&amp;SUBSTITUTE(SUBSTITUTE([.A27];&quot;/&quot;;&quot;_&quot;);&quot;advanced_&quot;;&quot;&quot;)&amp;&quot;;&quot;" office:value-type="string" office:string-value="echo 'advanced/central_brachid.txt' &amp;&amp; ./combined_ethnicity.perl 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" calcext:value-type="string">
            <text:p>echo 'advanced/central_brachid.txt' &amp;&amp; ./combined_ethnicity.perl 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entral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&quot;&amp;&quot;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echo '&quot;&amp;[.$A28]&amp;&quot;' &amp;&amp; &quot;&amp;&quot;./combined_ethnicity.perl &quot;&amp;[.V28]&amp;&quot; &gt; ../common/ethnicities/01_&quot;&amp;SUBSTITUTE(SUBSTITUTE([.A28];&quot;/&quot;;&quot;_&quot;);&quot;advanced_&quot;;&quot;&quot;)&amp;&quot;;&quot;" office:value-type="string" office:string-value="echo 'advanced/central_ethiopid.txt' &amp;&amp; ./combined_ethnicity.perl 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" calcext:value-type="string">
            <text:p>echo 'advanced/central_ethiopid.txt' &amp;&amp; ./combined_ethnicity.perl 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&quot;&amp;&quot;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" calcext:value-type="string">
            <text:p>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</text:p>
          </table:table-cell>
          <table:table-cell table:style-name="ce2" table:formula="of:=&quot;echo '&quot;&amp;[.$A29]&amp;&quot;' &amp;&amp; &quot;&amp;&quot;./combined_ethnicity.perl &quot;&amp;[.V29]&amp;&quot; &gt; ../common/ethnicities/01_&quot;&amp;SUBSTITUTE(SUBSTITUTE([.A29];&quot;/&quot;;&quot;_&quot;);&quot;advanced_&quot;;&quot;&quot;)&amp;&quot;;&quot;" office:value-type="string" office:string-value="echo 'advanced/central_pamirid.txt' &amp;&amp; ./combined_ethnicity.perl 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" calcext:value-type="string">
            <text:p>echo 'advanced/central_pamirid.txt' &amp;&amp; ./combined_ethnicity.perl 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&quot;&amp;&quot;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30]&amp;&quot;' &amp;&amp; &quot;&amp;&quot;./combined_ethnicity.perl &quot;&amp;[.V30]&amp;&quot; &gt; ../common/ethnicities/01_&quot;&amp;SUBSTITUTE(SUBSTITUTE([.A30];&quot;/&quot;;&quot;_&quot;);&quot;advanced_&quot;;&quot;&quot;)&amp;&quot;;&quot;" office:value-type="string" office:string-value="echo 'advanced/changkiangid.txt' &amp;&amp; ./combined_ethnicity.perl 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" calcext:value-type="string">
            <text:p>echo 'advanced/changkiangid.txt' &amp;&amp; ./combined_ethnicity.perl 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&quot;&amp;&quot;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echo '&quot;&amp;[.$A31]&amp;&quot;' &amp;&amp; &quot;&amp;&quot;./combined_ethnicity.perl &quot;&amp;[.V31]&amp;&quot; &gt; ../common/ethnicities/01_&quot;&amp;SUBSTITUTE(SUBSTITUTE([.A31];&quot;/&quot;;&quot;_&quot;);&quot;advanced_&quot;;&quot;&quot;)&amp;&quot;;&quot;" office:value-type="string" office:string-value="echo 'advanced/chikuzen.txt' &amp;&amp; ./combined_ethnicity.perl 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" calcext:value-type="string">
            <text:p>echo 'advanced/chikuzen.txt' &amp;&amp; ./combined_ethnicity.perl 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&quot;&amp;&quot;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" calcext:value-type="string">
            <text:p>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</text:p>
          </table:table-cell>
          <table:table-cell table:style-name="ce2" table:formula="of:=&quot;echo '&quot;&amp;[.$A32]&amp;&quot;' &amp;&amp; &quot;&amp;&quot;./combined_ethnicity.perl &quot;&amp;[.V32]&amp;&quot; &gt; ../common/ethnicities/01_&quot;&amp;SUBSTITUTE(SUBSTITUTE([.A32];&quot;/&quot;;&quot;_&quot;);&quot;advanced_&quot;;&quot;&quot;)&amp;&quot;;&quot;" office:value-type="string" office:string-value="echo 'advanced/choshiu.txt' &amp;&amp; ./combined_ethnicity.perl 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" calcext:value-type="string">
            <text:p>echo 'advanced/choshiu.txt' &amp;&amp; ./combined_ethnicity.perl 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&quot;&amp;&quot;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33]&amp;&quot;' &amp;&amp; &quot;&amp;&quot;./combined_ethnicity.perl &quot;&amp;[.V33]&amp;&quot; &gt; ../common/ethnicities/01_&quot;&amp;SUBSTITUTE(SUBSTITUTE([.A33];&quot;/&quot;;&quot;_&quot;);&quot;advanced_&quot;;&quot;&quot;)&amp;&quot;;&quot;" office:value-type="string" office:string-value="echo 'advanced/chukiangid.txt' &amp;&amp; ./combined_ethnicity.perl 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" calcext:value-type="string">
            <text:p>echo 'advanced/chukiangid.txt' &amp;&amp; ./combined_ethnicity.perl 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ongoles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&quot;&amp;&quot;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" calcext:value-type="string">
            <text:p>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</text:p>
          </table:table-cell>
          <table:table-cell table:style-name="ce2" table:formula="of:=&quot;echo '&quot;&amp;[.$A34]&amp;&quot;' &amp;&amp; &quot;&amp;&quot;./combined_ethnicity.perl &quot;&amp;[.V34]&amp;&quot; &gt; ../common/ethnicities/01_&quot;&amp;SUBSTITUTE(SUBSTITUTE([.A34];&quot;/&quot;;&quot;_&quot;);&quot;advanced_&quot;;&quot;&quot;)&amp;&quot;;&quot;" office:value-type="string" office:string-value="echo 'advanced/congolesid.txt' &amp;&amp; ./combined_ethnicity.perl 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" calcext:value-type="string">
            <text:p>echo 'advanced/congolesid.txt' &amp;&amp; ./combined_ethnicity.perl 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80" calcext:value-type="float">
            <text:p>8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&quot;&amp;&quot;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" calcext:value-type="string">
            <text:p>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</text:p>
          </table:table-cell>
          <table:table-cell table:style-name="ce2" table:formula="of:=&quot;echo '&quot;&amp;[.$A35]&amp;&quot;' &amp;&amp; &quot;&amp;&quot;./combined_ethnicity.perl &quot;&amp;[.V35]&amp;&quot; &gt; ../common/ethnicities/01_&quot;&amp;SUBSTITUTE(SUBSTITUTE([.A35];&quot;/&quot;;&quot;_&quot;);&quot;advanced_&quot;;&quot;&quot;)&amp;&quot;;&quot;" office:value-type="string" office:string-value="echo 'advanced/dayakid.txt' &amp;&amp; ./combined_ethnicity.perl 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" calcext:value-type="string">
            <text:p>echo 'advanced/dayakid.txt' &amp;&amp; ./combined_ethnicity.perl 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deuter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&quot;&amp;&quot;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36]&amp;&quot;' &amp;&amp; &quot;&amp;&quot;./combined_ethnicity.perl &quot;&amp;[.V36]&amp;&quot; &gt; ../common/ethnicities/01_&quot;&amp;SUBSTITUTE(SUBSTITUTE([.A36];&quot;/&quot;;&quot;_&quot;);&quot;advanced_&quot;;&quot;&quot;)&amp;&quot;;&quot;" office:value-type="string" office:string-value="echo 'advanced/deutero_malayid.txt' &amp;&amp; ./combined_ethnicity.perl 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" calcext:value-type="string">
            <text:p>echo 'advanced/deutero_malayid.txt' &amp;&amp; ./combined_ethnicity.perl 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&quot;&amp;&quot;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" calcext:value-type="string">
            <text:p>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</text:p>
          </table:table-cell>
          <table:table-cell table:style-name="ce2" table:formula="of:=&quot;echo '&quot;&amp;[.$A37]&amp;&quot;' &amp;&amp; &quot;&amp;&quot;./combined_ethnicity.perl &quot;&amp;[.V37]&amp;&quot; &gt; ../common/ethnicities/01_&quot;&amp;SUBSTITUTE(SUBSTITUTE([.A37];&quot;/&quot;;&quot;_&quot;);&quot;advanced_&quot;;&quot;&quot;)&amp;&quot;;&quot;" office:value-type="string" office:string-value="echo 'advanced/dinarid.txt' &amp;&amp; ./combined_ethnicity.perl 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 &gt; ../common/ethnicities/01_dinarid.txt;" calcext:value-type="string">
            <text:p>echo 'advanced/dinarid.txt' &amp;&amp; ./combined_ethnicity.perl 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 &gt; ../common/ethnicities/01_dina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dinka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&quot;&amp;&quot;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38]&amp;&quot;' &amp;&amp; &quot;&amp;&quot;./combined_ethnicity.perl &quot;&amp;[.V38]&amp;&quot; &gt; ../common/ethnicities/01_&quot;&amp;SUBSTITUTE(SUBSTITUTE([.A38];&quot;/&quot;;&quot;_&quot;);&quot;advanced_&quot;;&quot;&quot;)&amp;&quot;;&quot;" office:value-type="string" office:string-value="echo 'advanced/dinkaid.txt' &amp;&amp; ./combined_ethnicity.perl 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" calcext:value-type="string">
            <text:p>echo 'advanced/dinkaid.txt' &amp;&amp; ./combined_ethnicity.perl 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75" calcext:value-type="float">
            <text:p>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&quot;&amp;&quot;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" calcext:value-type="string">
            <text:p>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</text:p>
          </table:table-cell>
          <table:table-cell table:style-name="ce2" table:formula="of:=&quot;echo '&quot;&amp;[.$A39]&amp;&quot;' &amp;&amp; &quot;&amp;&quot;./combined_ethnicity.perl &quot;&amp;[.V39]&amp;&quot; &gt; ../common/ethnicities/01_&quot;&amp;SUBSTITUTE(SUBSTITUTE([.A39];&quot;/&quot;;&quot;_&quot;);&quot;advanced_&quot;;&quot;&quot;)&amp;&quot;;&quot;" office:value-type="string" office:string-value="echo 'advanced/east_brachid.txt' &amp;&amp; ./combined_ethnicity.perl 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 &gt; ../common/ethnicities/01_east_brachid.txt;" calcext:value-type="string">
            <text:p>echo 'advanced/east_brachid.txt' &amp;&amp; ./combined_ethnicity.perl 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 &gt; ../common/ethnicities/01_east_brach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ea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&quot;&amp;&quot;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" calcext:value-type="string">
            <text:p>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</text:p>
          </table:table-cell>
          <table:table-cell table:style-name="ce2" table:formula="of:=&quot;echo '&quot;&amp;[.$A40]&amp;&quot;' &amp;&amp; &quot;&amp;&quot;./combined_ethnicity.perl &quot;&amp;[.V40]&amp;&quot; &gt; ../common/ethnicities/01_&quot;&amp;SUBSTITUTE(SUBSTITUTE([.A40];&quot;/&quot;;&quot;_&quot;);&quot;advanced_&quot;;&quot;&quot;)&amp;&quot;;&quot;" office:value-type="string" office:string-value="echo 'advanced/east_ethiopid.txt' &amp;&amp; ./combined_ethnicity.perl 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" calcext:value-type="string">
            <text:p>echo 'advanced/east_ethiopid.txt' &amp;&amp; ./combined_ethnicity.perl 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&quot;&amp;&quot;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echo '&quot;&amp;[.$A41]&amp;&quot;' &amp;&amp; &quot;&amp;&quot;./combined_ethnicity.perl &quot;&amp;[.V41]&amp;&quot; &gt; ../common/ethnicities/01_&quot;&amp;SUBSTITUTE(SUBSTITUTE([.A41];&quot;/&quot;;&quot;_&quot;);&quot;advanced_&quot;;&quot;&quot;)&amp;&quot;;&quot;" office:value-type="string" office:string-value="echo 'advanced/east_palaungid.txt' &amp;&amp; ./combined_ethnicity.perl 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" calcext:value-type="string">
            <text:p>echo 'advanced/east_palaungid.txt' &amp;&amp; ./combined_ethnicity.perl 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verythick</text:p>
          </table:table-cell>
          <table:table-cell table:style-name="ce48"/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&quot;&amp;&quot;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" calcext:value-type="string">
            <text:p>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</text:p>
          </table:table-cell>
          <table:table-cell table:style-name="ce2" table:formula="of:=&quot;echo '&quot;&amp;[.$A42]&amp;&quot;' &amp;&amp; &quot;&amp;&quot;./combined_ethnicity.perl &quot;&amp;[.V42]&amp;&quot; &gt; ../common/ethnicities/01_&quot;&amp;SUBSTITUTE(SUBSTITUTE([.A42];&quot;/&quot;;&quot;_&quot;);&quot;advanced_&quot;;&quot;&quot;)&amp;&quot;;&quot;" office:value-type="string" office:string-value="echo 'advanced/east_pamirid.txt' &amp;&amp; ./combined_ethnicity.perl 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 &gt; ../common/ethnicities/01_east_pamirid.txt;" calcext:value-type="string">
            <text:p>echo 'advanced/east_pamirid.txt' &amp;&amp; ./combined_ethnicity.perl 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 &gt; ../common/ethnicities/01_east_pami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ast_sh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&quot;&amp;&quot;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43]&amp;&quot;' &amp;&amp; &quot;&amp;&quot;./combined_ethnicity.perl &quot;&amp;[.V43]&amp;&quot; &gt; ../common/ethnicities/01_&quot;&amp;SUBSTITUTE(SUBSTITUTE([.A43];&quot;/&quot;;&quot;_&quot;);&quot;advanced_&quot;;&quot;&quot;)&amp;&quot;;&quot;" office:value-type="string" office:string-value="echo 'advanced/east_shanid.txt' &amp;&amp; ./combined_ethnicity.perl 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" calcext:value-type="string">
            <text:p>echo 'advanced/east_shanid.txt' &amp;&amp; ./combined_ethnicity.perl 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egypt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&quot;&amp;&quot;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" calcext:value-type="string">
            <text:p>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</text:p>
          </table:table-cell>
          <table:table-cell table:style-name="ce2" table:formula="of:=&quot;echo '&quot;&amp;[.$A44]&amp;&quot;' &amp;&amp; &quot;&amp;&quot;./combined_ethnicity.perl &quot;&amp;[.V44]&amp;&quot; &gt; ../common/ethnicities/01_&quot;&amp;SUBSTITUTE(SUBSTITUTE([.A44];&quot;/&quot;;&quot;_&quot;);&quot;advanced_&quot;;&quot;&quot;)&amp;&quot;;&quot;" office:value-type="string" office:string-value="echo 'advanced/egyptid.txt' &amp;&amp; ./combined_ethnicity.perl 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" calcext:value-type="string">
            <text:p>echo 'advanced/egyptid.txt' &amp;&amp; ./combined_ethnicity.perl 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quatorial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&quot;&amp;&quot;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45]&amp;&quot;' &amp;&amp; &quot;&amp;&quot;./combined_ethnicity.perl &quot;&amp;[.V45]&amp;&quot; &gt; ../common/ethnicities/01_&quot;&amp;SUBSTITUTE(SUBSTITUTE([.A45];&quot;/&quot;;&quot;_&quot;);&quot;advanced_&quot;;&quot;&quot;)&amp;&quot;;&quot;" office:value-type="string" office:string-value="echo 'advanced/equatorialsudanid.txt' &amp;&amp; ./combined_ethnicity.perl 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" calcext:value-type="string">
            <text:p>echo 'advanced/equatorialsudanid.txt' &amp;&amp; ./combined_ethnicity.perl 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&quot;&amp;&quot;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" calcext:value-type="string">
            <text:p>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</text:p>
          </table:table-cell>
          <table:table-cell table:style-name="ce2" table:formula="of:=&quot;echo '&quot;&amp;[.$A46]&amp;&quot;' &amp;&amp; &quot;&amp;&quot;./combined_ethnicity.perl &quot;&amp;[.V46]&amp;&quot; &gt; ../common/ethnicities/01_&quot;&amp;SUBSTITUTE(SUBSTITUTE([.A46];&quot;/&quot;;&quot;_&quot;);&quot;advanced_&quot;;&quot;&quot;)&amp;&quot;;&quot;" office:value-type="string" office:string-value="echo 'advanced/eurafricanid.txt' &amp;&amp; ./combined_ethnicity.perl 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 &gt; ../common/ethnicities/01_eurafricanid.txt;" calcext:value-type="string">
            <text:p>echo 'advanced/eurafricanid.txt' &amp;&amp; ./combined_ethnicity.perl 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 &gt; ../common/ethnicities/01_eurafric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&quot;&amp;&quot;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" calcext:value-type="string">
            <text:p>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</text:p>
          </table:table-cell>
          <table:table-cell table:style-name="ce2" table:formula="of:=&quot;echo '&quot;&amp;[.$A47]&amp;&quot;' &amp;&amp; &quot;&amp;&quot;./combined_ethnicity.perl &quot;&amp;[.V47]&amp;&quot; &gt; ../common/ethnicities/01_&quot;&amp;SUBSTITUTE(SUBSTITUTE([.A47];&quot;/&quot;;&quot;_&quot;);&quot;advanced_&quot;;&quot;&quot;)&amp;&quot;;&quot;" office:value-type="string" office:string-value="echo 'advanced/faelid.txt' &amp;&amp; ./combined_ethnicity.perl 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 &gt; ../common/ethnicities/01_faelid.txt;" calcext:value-type="string">
            <text:p>echo 'advanced/faelid.txt' &amp;&amp; ./combined_ethnicity.perl 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 &gt; ../common/ethnicities/01_fae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&quot;&amp;&quot;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" calcext:value-type="string">
            <text:p>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</text:p>
          </table:table-cell>
          <table:table-cell table:style-name="ce2" table:formula="of:=&quot;echo '&quot;&amp;[.$A48]&amp;&quot;' &amp;&amp; &quot;&amp;&quot;./combined_ethnicity.perl &quot;&amp;[.V48]&amp;&quot; &gt; ../common/ethnicities/01_&quot;&amp;SUBSTITUTE(SUBSTITUTE([.A48];&quot;/&quot;;&quot;_&quot;);&quot;advanced_&quot;;&quot;&quot;)&amp;&quot;;&quot;" office:value-type="string" office:string-value="echo 'advanced/fenno_nordid.txt' &amp;&amp; ./combined_ethnicity.perl 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 &gt; ../common/ethnicities/01_fenno_nordid.txt;" calcext:value-type="string">
            <text:p>echo 'advanced/fenno_nordid.txt' &amp;&amp; ./combined_ethnicity.perl 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 &gt; ../common/ethnicities/01_fenno_nor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ezz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aranis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&quot;&amp;&quot;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" calcext:value-type="string">
            <text:p>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</text:p>
          </table:table-cell>
          <table:table-cell table:style-name="ce2" table:formula="of:=&quot;echo '&quot;&amp;[.$A49]&amp;&quot;' &amp;&amp; &quot;&amp;&quot;./combined_ethnicity.perl &quot;&amp;[.V49]&amp;&quot; &gt; ../common/ethnicities/01_&quot;&amp;SUBSTITUTE(SUBSTITUTE([.A49];&quot;/&quot;;&quot;_&quot;);&quot;advanced_&quot;;&quot;&quot;)&amp;&quot;;&quot;" office:value-type="string" office:string-value="echo 'advanced/fezzanid.txt' &amp;&amp; ./combined_ethnicity.perl 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" calcext:value-type="string">
            <text:p>echo 'advanced/fezzanid.txt' &amp;&amp; ./combined_ethnicity.perl 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ij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&quot;&amp;&quot;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" calcext:value-type="string">
            <text:p>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</text:p>
          </table:table-cell>
          <table:table-cell table:style-name="ce2" table:formula="of:=&quot;echo '&quot;&amp;[.$A50]&amp;&quot;' &amp;&amp; &quot;&amp;&quot;./combined_ethnicity.perl &quot;&amp;[.V50]&amp;&quot; &gt; ../common/ethnicities/01_&quot;&amp;SUBSTITUTE(SUBSTITUTE([.A50];&quot;/&quot;;&quot;_&quot;);&quot;advanced_&quot;;&quot;&quot;)&amp;&quot;;&quot;" office:value-type="string" office:string-value="echo 'advanced/fijid.txt' &amp;&amp; ./combined_ethnicity.perl 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" calcext:value-type="string">
            <text:p>echo 'advanced/fijid.txt' &amp;&amp; ./combined_ethnicity.perl 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ongol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&quot;&amp;&quot;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" calcext:value-type="string">
            <text:p>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</text:p>
          </table:table-cell>
          <table:table-cell table:style-name="ce2" table:formula="of:=&quot;echo '&quot;&amp;[.$A51]&amp;&quot;' &amp;&amp; &quot;&amp;&quot;./combined_ethnicity.perl &quot;&amp;[.V51]&amp;&quot; &gt; ../common/ethnicities/01_&quot;&amp;SUBSTITUTE(SUBSTITUTE([.A51];&quot;/&quot;;&quot;_&quot;);&quot;advanced_&quot;;&quot;&quot;)&amp;&quot;;&quot;" office:value-type="string" office:string-value="echo 'advanced/gobid.txt' &amp;&amp; ./combined_ethnicity.perl 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" calcext:value-type="string">
            <text:p>echo 'advanced/gobid.txt' &amp;&amp; ./combined_ethnicity.perl 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80" calcext:value-type="float">
            <text:p>80</text:p>
          </table:table-cell>
          <table:table-cell table:style-name="ce41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&quot;&amp;&quot;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" calcext:value-type="string">
            <text:p>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</text:p>
          </table:table-cell>
          <table:table-cell table:style-name="ce2" table:formula="of:=&quot;echo '&quot;&amp;[.$A52]&amp;&quot;' &amp;&amp; &quot;&amp;&quot;./combined_ethnicity.perl &quot;&amp;[.V52]&amp;&quot; &gt; ../common/ethnicities/01_&quot;&amp;SUBSTITUTE(SUBSTITUTE([.A52];&quot;/&quot;;&quot;_&quot;);&quot;advanced_&quot;;&quot;&quot;)&amp;&quot;;&quot;" office:value-type="string" office:string-value="echo 'advanced/gorid.txt' &amp;&amp; ./combined_ethnicity.perl 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 &gt; ../common/ethnicities/01_gorid.txt;" calcext:value-type="string">
            <text:p>echo 'advanced/gorid.txt' &amp;&amp; ./combined_ethnicity.perl 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 &gt; ../common/ethnicities/01_go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60" calcext:value-type="float">
            <text:p>60</text:p>
          </table:table-cell>
          <table:table-cell table:style-name="ce41" office:value-type="float" office:value="15" calcext:value-type="float">
            <text:p>1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&quot;&amp;&quot;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" calcext:value-type="string">
            <text:p>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</text:p>
          </table:table-cell>
          <table:table-cell table:style-name="ce2" table:formula="of:=&quot;echo '&quot;&amp;[.$A53]&amp;&quot;' &amp;&amp; &quot;&amp;&quot;./combined_ethnicity.perl &quot;&amp;[.V53]&amp;&quot; &gt; ../common/ethnicities/01_&quot;&amp;SUBSTITUTE(SUBSTITUTE([.A53];&quot;/&quot;;&quot;_&quot;);&quot;advanced_&quot;;&quot;&quot;)&amp;&quot;;&quot;" office:value-type="string" office:string-value="echo 'advanced/gracile_indid.txt' &amp;&amp; ./combined_ethnicity.perl 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 &gt; ../common/ethnicities/01_gracile_indid.txt;" calcext:value-type="string">
            <text:p>echo 'advanced/gracile_indid.txt' &amp;&amp; ./combined_ethnicity.perl 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 &gt; ../common/ethnicities/01_gracile_in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gracilemediterra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&quot;&amp;&quot;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" calcext:value-type="string">
            <text:p>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</text:p>
          </table:table-cell>
          <table:table-cell table:style-name="ce2" table:formula="of:=&quot;echo '&quot;&amp;[.$A54]&amp;&quot;' &amp;&amp; &quot;&amp;&quot;./combined_ethnicity.perl &quot;&amp;[.V54]&amp;&quot; &gt; ../common/ethnicities/01_&quot;&amp;SUBSTITUTE(SUBSTITUTE([.A54];&quot;/&quot;;&quot;_&quot;);&quot;advanced_&quot;;&quot;&quot;)&amp;&quot;;&quot;" office:value-type="string" office:string-value="echo 'advanced/gracilemediterranid.txt' &amp;&amp; ./combined_ethnicity.perl 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 &gt; ../common/ethnicities/01_gracilemediterranid.txt;" calcext:value-type="string">
            <text:p>echo 'advanced/gracilemediterranid.txt' &amp;&amp; ./combined_ethnicity.perl 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 &gt; ../common/ethnicities/01_gracilemediterr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guineo_camerunian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&quot;&amp;&quot;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55]&amp;&quot;' &amp;&amp; &quot;&amp;&quot;./combined_ethnicity.perl &quot;&amp;[.V55]&amp;&quot; &gt; ../common/ethnicities/01_&quot;&amp;SUBSTITUTE(SUBSTITUTE([.A55];&quot;/&quot;;&quot;_&quot;);&quot;advanced_&quot;;&quot;&quot;)&amp;&quot;;&quot;" office:value-type="string" office:string-value="echo 'advanced/guineo_camerunian.txt' &amp;&amp; ./combined_ethnicity.perl 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" calcext:value-type="string">
            <text:p>echo 'advanced/guineo_camerunian.txt' &amp;&amp; ./combined_ethnicity.perl 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guin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&quot;&amp;&quot;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echo '&quot;&amp;[.$A56]&amp;&quot;' &amp;&amp; &quot;&amp;&quot;./combined_ethnicity.perl &quot;&amp;[.V56]&amp;&quot; &gt; ../common/ethnicities/01_&quot;&amp;SUBSTITUTE(SUBSTITUTE([.A56];&quot;/&quot;;&quot;_&quot;);&quot;advanced_&quot;;&quot;&quot;)&amp;&quot;;&quot;" office:value-type="string" office:string-value="echo 'advanced/guinesid.txt' &amp;&amp; ./combined_ethnicity.perl 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" calcext:value-type="string">
            <text:p>echo 'advanced/guinesid.txt' &amp;&amp; ./combined_ethnicity.perl 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&quot;&amp;&quot;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" calcext:value-type="string">
            <text:p>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</text:p>
          </table:table-cell>
          <table:table-cell table:style-name="ce2" table:formula="of:=&quot;echo '&quot;&amp;[.$A57]&amp;&quot;' &amp;&amp; &quot;&amp;&quot;./combined_ethnicity.perl &quot;&amp;[.V57]&amp;&quot; &gt; ../common/ethnicities/01_&quot;&amp;SUBSTITUTE(SUBSTITUTE([.A57];&quot;/&quot;;&quot;_&quot;);&quot;advanced_&quot;;&quot;&quot;)&amp;&quot;;&quot;" office:value-type="string" office:string-value="echo 'advanced/halstatt.txt' &amp;&amp; ./combined_ethnicity.perl 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 &gt; ../common/ethnicities/01_halstatt.txt;" calcext:value-type="string">
            <text:p>echo 'advanced/halstatt.txt' &amp;&amp; ./combined_ethnicity.perl 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 &gt; ../common/ethnicities/01_halstatt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80" calcext:value-type="float">
            <text:p>8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&quot;&amp;&quot;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" calcext:value-type="string">
            <text:p>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</text:p>
          </table:table-cell>
          <table:table-cell table:style-name="ce2" table:formula="of:=&quot;echo '&quot;&amp;[.$A58]&amp;&quot;' &amp;&amp; &quot;&amp;&quot;./combined_ethnicity.perl &quot;&amp;[.V58]&amp;&quot; &gt; ../common/ethnicities/01_&quot;&amp;SUBSTITUTE(SUBSTITUTE([.A58];&quot;/&quot;;&quot;_&quot;);&quot;advanced_&quot;;&quot;&quot;)&amp;&quot;;&quot;" office:value-type="string" office:string-value="echo 'advanced/honshu.txt' &amp;&amp; ./combined_ethnicity.perl 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" calcext:value-type="string">
            <text:p>echo 'advanced/honshu.txt' &amp;&amp; ./combined_ethnicity.perl 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&quot;&amp;&quot;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" calcext:value-type="string">
            <text:p>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</text:p>
          </table:table-cell>
          <table:table-cell table:style-name="ce2" table:formula="of:=&quot;echo '&quot;&amp;[.$A59]&amp;&quot;' &amp;&amp; &quot;&amp;&quot;./combined_ethnicity.perl &quot;&amp;[.V59]&amp;&quot; &gt; ../common/ethnicities/01_&quot;&amp;SUBSTITUTE(SUBSTITUTE([.A59];&quot;/&quot;;&quot;_&quot;);&quot;advanced_&quot;;&quot;&quot;)&amp;&quot;;&quot;" office:value-type="string" office:string-value="echo 'advanced/huanghoid.txt' &amp;&amp; ./combined_ethnicity.perl 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" calcext:value-type="string">
            <text:p>echo 'advanced/huanghoid.txt' &amp;&amp; ./combined_ethnicity.perl 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aloc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&quot;&amp;&quot;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" calcext:value-type="string">
            <text:p>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</text:p>
          </table:table-cell>
          <table:table-cell table:style-name="ce2" table:formula="of:=&quot;echo '&quot;&amp;[.$A60]&amp;&quot;' &amp;&amp; &quot;&amp;&quot;./combined_ethnicity.perl &quot;&amp;[.V60]&amp;&quot; &gt; ../common/ethnicities/01_&quot;&amp;SUBSTITUTE(SUBSTITUTE([.A60];&quot;/&quot;;&quot;_&quot;);&quot;advanced_&quot;;&quot;&quot;)&amp;&quot;;&quot;" office:value-type="string" office:string-value="echo 'advanced/indo_brachid.txt' &amp;&amp; ./combined_ethnicity.perl 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 &gt; ../common/ethnicities/01_indo_brachid.txt;" calcext:value-type="string">
            <text:p>echo 'advanced/indo_brachid.txt' &amp;&amp; ./combined_ethnicity.perl 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 &gt; ../common/ethnicities/01_indo_brach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verythick</text:p>
          </table:table-cell>
          <table:table-cell table:style-name="ce48"/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&quot;&amp;&quot;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" calcext:value-type="string">
            <text:p>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</text:p>
          </table:table-cell>
          <table:table-cell table:style-name="ce2" table:formula="of:=&quot;echo '&quot;&amp;[.$A61]&amp;&quot;' &amp;&amp; &quot;&amp;&quot;./combined_ethnicity.perl &quot;&amp;[.V61]&amp;&quot; &gt; ../common/ethnicities/01_&quot;&amp;SUBSTITUTE(SUBSTITUTE([.A61];&quot;/&quot;;&quot;_&quot;);&quot;advanced_&quot;;&quot;&quot;)&amp;&quot;;&quot;" office:value-type="string" office:string-value="echo 'advanced/indo_iranid.txt' &amp;&amp; ./combined_ethnicity.perl 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 &gt; ../common/ethnicities/01_indo_iranid.txt;" calcext:value-type="string">
            <text:p>echo 'advanced/indo_iranid.txt' &amp;&amp; ./combined_ethnicity.perl 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 &gt; ../common/ethnicities/01_indo_ir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2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kashmiri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&quot;&amp;&quot;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" calcext:value-type="string">
            <text:p>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</text:p>
          </table:table-cell>
          <table:table-cell table:style-name="ce2" table:formula="of:=&quot;echo '&quot;&amp;[.$A62]&amp;&quot;' &amp;&amp; &quot;&amp;&quot;./combined_ethnicity.perl &quot;&amp;[.V62]&amp;&quot; &gt; ../common/ethnicities/01_&quot;&amp;SUBSTITUTE(SUBSTITUTE([.A62];&quot;/&quot;;&quot;_&quot;);&quot;advanced_&quot;;&quot;&quot;)&amp;&quot;;&quot;" office:value-type="string" office:string-value="echo 'advanced/indo_nordid.txt' &amp;&amp; ./combined_ethnicity.perl 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 &gt; ../common/ethnicities/01_indo_nordid.txt;" calcext:value-type="string">
            <text:p>echo 'advanced/indo_nordid.txt' &amp;&amp; ./combined_ethnicity.perl 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 &gt; ../common/ethnicities/01_indo_nor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verythick</text:p>
          </table:table-cell>
          <table:table-cell table:style-name="ce48"/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&quot;&amp;&quot;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" calcext:value-type="string">
            <text:p>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</text:p>
          </table:table-cell>
          <table:table-cell table:style-name="ce2" table:formula="of:=&quot;echo '&quot;&amp;[.$A63]&amp;&quot;' &amp;&amp; &quot;&amp;&quot;./combined_ethnicity.perl &quot;&amp;[.V63]&amp;&quot; &gt; ../common/ethnicities/01_&quot;&amp;SUBSTITUTE(SUBSTITUTE([.A63];&quot;/&quot;;&quot;_&quot;);&quot;advanced_&quot;;&quot;&quot;)&amp;&quot;;&quot;" office:value-type="string" office:string-value="echo 'advanced/iranid.txt' &amp;&amp; ./combined_ethnicity.perl 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 &gt; ../common/ethnicities/01_iranid.txt;" calcext:value-type="string">
            <text:p>echo 'advanced/iranid.txt' &amp;&amp; ./combined_ethnicity.perl 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 &gt; ../common/ethnicities/01_ir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&quot;&amp;&quot;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echo '&quot;&amp;[.$A64]&amp;&quot;' &amp;&amp; &quot;&amp;&quot;./combined_ethnicity.perl &quot;&amp;[.V64]&amp;&quot; &gt; ../common/ethnicities/01_&quot;&amp;SUBSTITUTE(SUBSTITUTE([.A64];&quot;/&quot;;&quot;_&quot;);&quot;advanced_&quot;;&quot;&quot;)&amp;&quot;;&quot;" office:value-type="string" office:string-value="echo 'advanced/ishikawa.txt' &amp;&amp; ./combined_ethnicity.perl 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" calcext:value-type="string">
            <text:p>echo 'advanced/ishikawa.txt' &amp;&amp; ./combined_ethnicity.perl 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achi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&quot;&amp;&quot;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65]&amp;&quot;' &amp;&amp; &quot;&amp;&quot;./combined_ethnicity.perl &quot;&amp;[.V65]&amp;&quot; &gt; ../common/ethnicities/01_&quot;&amp;SUBSTITUTE(SUBSTITUTE([.A65];&quot;/&quot;;&quot;_&quot;);&quot;advanced_&quot;;&quot;&quot;)&amp;&quot;;&quot;" office:value-type="string" office:string-value="echo 'advanced/kachinid.txt' &amp;&amp; ./combined_ethnicity.perl 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" calcext:value-type="string">
            <text:p>echo 'advanced/kachinid.txt' &amp;&amp; ./combined_ethnicity.perl 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&quot;&amp;&quot;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" calcext:value-type="string">
            <text:p>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</text:p>
          </table:table-cell>
          <table:table-cell table:style-name="ce2" table:formula="of:=&quot;echo '&quot;&amp;[.$A66]&amp;&quot;' &amp;&amp; &quot;&amp;&quot;./combined_ethnicity.perl &quot;&amp;[.V66]&amp;&quot; &gt; ../common/ethnicities/01_&quot;&amp;SUBSTITUTE(SUBSTITUTE([.A66];&quot;/&quot;;&quot;_&quot;);&quot;advanced_&quot;;&quot;&quot;)&amp;&quot;;&quot;" office:value-type="string" office:string-value="echo 'advanced/karnatid.txt' &amp;&amp; ./combined_ethnicity.perl 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" calcext:value-type="string">
            <text:p>echo 'advanced/karnatid.txt' &amp;&amp; ./combined_ethnicity.perl 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35" calcext:value-type="float">
            <text:p>3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&quot;&amp;&quot;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" calcext:value-type="string">
            <text:p>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</text:p>
          </table:table-cell>
          <table:table-cell table:style-name="ce2" table:formula="of:=&quot;echo '&quot;&amp;[.$A67]&amp;&quot;' &amp;&amp; &quot;&amp;&quot;./combined_ethnicity.perl &quot;&amp;[.V67]&amp;&quot; &gt; ../common/ethnicities/01_&quot;&amp;SUBSTITUTE(SUBSTITUTE([.A67];&quot;/&quot;;&quot;_&quot;);&quot;advanced_&quot;;&quot;&quot;)&amp;&quot;;&quot;" office:value-type="string" office:string-value="echo 'advanced/keltic_nordid.txt' &amp;&amp; ./combined_ethnicity.perl 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 &gt; ../common/ethnicities/01_keltic_nordid.txt;" calcext:value-type="string">
            <text:p>echo 'advanced/keltic_nordid.txt' &amp;&amp; ./combined_ethnicity.perl 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 &gt; ../common/ethnicities/01_keltic_nor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eral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&quot;&amp;&quot;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" calcext:value-type="string">
            <text:p>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</text:p>
          </table:table-cell>
          <table:table-cell table:style-name="ce2" table:formula="of:=&quot;echo '&quot;&amp;[.$A68]&amp;&quot;' &amp;&amp; &quot;&amp;&quot;./combined_ethnicity.perl &quot;&amp;[.V68]&amp;&quot; &gt; ../common/ethnicities/01_&quot;&amp;SUBSTITUTE(SUBSTITUTE([.A68];&quot;/&quot;;&quot;_&quot;);&quot;advanced_&quot;;&quot;&quot;)&amp;&quot;;&quot;" office:value-type="string" office:string-value="echo 'advanced/keralid.txt' &amp;&amp; ./combined_ethnicity.perl 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" calcext:value-type="string">
            <text:p>echo 'advanced/keralid.txt' &amp;&amp; ./combined_ethnicity.perl 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&quot;&amp;&quot;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echo '&quot;&amp;[.$A69]&amp;&quot;' &amp;&amp; &quot;&amp;&quot;./combined_ethnicity.perl &quot;&amp;[.V69]&amp;&quot; &gt; ../common/ethnicities/01_&quot;&amp;SUBSTITUTE(SUBSTITUTE([.A69];&quot;/&quot;;&quot;_&quot;);&quot;advanced_&quot;;&quot;&quot;)&amp;&quot;;&quot;" office:value-type="string" office:string-value="echo 'advanced/kham.txt' &amp;&amp; ./combined_ethnicity.perl 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" calcext:value-type="string">
            <text:p>echo 'advanced/kham.txt' &amp;&amp; ./combined_ethnicity.perl 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hm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90" calcext:value-type="float">
            <text:p>9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&quot;&amp;&quot;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" calcext:value-type="string">
            <text:p>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</text:p>
          </table:table-cell>
          <table:table-cell table:style-name="ce2" table:formula="of:=&quot;echo '&quot;&amp;[.$A70]&amp;&quot;' &amp;&amp; &quot;&amp;&quot;./combined_ethnicity.perl &quot;&amp;[.V70]&amp;&quot; &gt; ../common/ethnicities/01_&quot;&amp;SUBSTITUTE(SUBSTITUTE([.A70];&quot;/&quot;;&quot;_&quot;);&quot;advanced_&quot;;&quot;&quot;)&amp;&quot;;&quot;" office:value-type="string" office:string-value="echo 'advanced/khmerid.txt' &amp;&amp; ./combined_ethnicity.perl 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" calcext:value-type="string">
            <text:p>echo 'advanced/khmerid.txt' &amp;&amp; ./combined_ethnicity.perl 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o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&quot;&amp;&quot;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" calcext:value-type="string">
            <text:p>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</text:p>
          </table:table-cell>
          <table:table-cell table:style-name="ce2" table:formula="of:=&quot;echo '&quot;&amp;[.$A71]&amp;&quot;' &amp;&amp; &quot;&amp;&quot;./combined_ethnicity.perl &quot;&amp;[.V71]&amp;&quot; &gt; ../common/ethnicities/01_&quot;&amp;SUBSTITUTE(SUBSTITUTE([.A71];&quot;/&quot;;&quot;_&quot;);&quot;advanced_&quot;;&quot;&quot;)&amp;&quot;;&quot;" office:value-type="string" office:string-value="echo 'advanced/kolid.txt' &amp;&amp; ./combined_ethnicity.perl 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" calcext:value-type="string">
            <text:p>echo 'advanced/kolid.txt' &amp;&amp; ./combined_ethnicity.perl 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" calcext:value-type="float">
            <text:p>1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&quot;&amp;&quot;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" calcext:value-type="string">
            <text:p>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</text:p>
          </table:table-cell>
          <table:table-cell table:style-name="ce2" table:formula="of:=&quot;echo '&quot;&amp;[.$A72]&amp;&quot;' &amp;&amp; &quot;&amp;&quot;./combined_ethnicity.perl &quot;&amp;[.V72]&amp;&quot; &gt; ../common/ethnicities/01_&quot;&amp;SUBSTITUTE(SUBSTITUTE([.A72];&quot;/&quot;;&quot;_&quot;);&quot;advanced_&quot;;&quot;&quot;)&amp;&quot;;&quot;" office:value-type="string" office:string-value="echo 'advanced/ladogan.txt' &amp;&amp; ./combined_ethnicity.perl 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 &gt; ../common/ethnicities/01_ladogan.txt;" calcext:value-type="string">
            <text:p>echo 'advanced/ladogan.txt' &amp;&amp; ./combined_ethnicity.perl 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 &gt; ../common/ethnicities/01_ladog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&quot;&amp;&quot;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" calcext:value-type="string">
            <text:p>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</text:p>
          </table:table-cell>
          <table:table-cell table:style-name="ce2" table:formula="of:=&quot;echo '&quot;&amp;[.$A73]&amp;&quot;' &amp;&amp; &quot;&amp;&quot;./combined_ethnicity.perl &quot;&amp;[.V73]&amp;&quot; &gt; ../common/ethnicities/01_&quot;&amp;SUBSTITUTE(SUBSTITUTE([.A73];&quot;/&quot;;&quot;_&quot;);&quot;advanced_&quot;;&quot;&quot;)&amp;&quot;;&quot;" office:value-type="string" office:string-value="echo 'advanced/libyid.txt' &amp;&amp; ./combined_ethnicity.perl 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" calcext:value-type="string">
            <text:p>echo 'advanced/libyid.txt' &amp;&amp; ./combined_ethnicity.perl 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&quot;&amp;&quot;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" calcext:value-type="string">
            <text:p>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</text:p>
          </table:table-cell>
          <table:table-cell table:style-name="ce2" table:formula="of:=&quot;echo '&quot;&amp;[.$A74]&amp;&quot;' &amp;&amp; &quot;&amp;&quot;./combined_ethnicity.perl &quot;&amp;[.V74]&amp;&quot; &gt; ../common/ethnicities/01_&quot;&amp;SUBSTITUTE(SUBSTITUTE([.A74];&quot;/&quot;;&quot;_&quot;);&quot;advanced_&quot;;&quot;&quot;)&amp;&quot;;&quot;" office:value-type="string" office:string-value="echo 'advanced/litorid.txt' &amp;&amp; ./combined_ethnicity.perl 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 &gt; ../common/ethnicities/01_litorid.txt;" calcext:value-type="string">
            <text:p>echo 'advanced/litorid.txt' &amp;&amp; ./combined_ethnicity.perl 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 &gt; ../common/ethnicities/01_lito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alabarese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20" calcext:value-type="float">
            <text:p>2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&quot;&amp;&quot;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" calcext:value-type="string">
            <text:p>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</text:p>
          </table:table-cell>
          <table:table-cell table:style-name="ce2" table:formula="of:=&quot;echo '&quot;&amp;[.$A75]&amp;&quot;' &amp;&amp; &quot;&amp;&quot;./combined_ethnicity.perl &quot;&amp;[.V75]&amp;&quot; &gt; ../common/ethnicities/01_&quot;&amp;SUBSTITUTE(SUBSTITUTE([.A75];&quot;/&quot;;&quot;_&quot;);&quot;advanced_&quot;;&quot;&quot;)&amp;&quot;;&quot;" office:value-type="string" office:string-value="echo 'advanced/malabarese.txt' &amp;&amp; ./combined_ethnicity.perl 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" calcext:value-type="string">
            <text:p>echo 'advanced/malabarese.txt' &amp;&amp; ./combined_ethnicity.perl 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jurche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&quot;&amp;&quot;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" calcext:value-type="string">
            <text:p>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</text:p>
          </table:table-cell>
          <table:table-cell table:style-name="ce2" table:formula="of:=&quot;echo '&quot;&amp;[.$A76]&amp;&quot;' &amp;&amp; &quot;&amp;&quot;./combined_ethnicity.perl &quot;&amp;[.V76]&amp;&quot; &gt; ../common/ethnicities/01_&quot;&amp;SUBSTITUTE(SUBSTITUTE([.A76];&quot;/&quot;;&quot;_&quot;);&quot;advanced_&quot;;&quot;&quot;)&amp;&quot;;&quot;" office:value-type="string" office:string-value="echo 'advanced/manchukorean.txt' &amp;&amp; ./combined_ethnicity.perl 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" calcext:value-type="string">
            <text:p>echo 'advanced/manchukorean.txt' &amp;&amp; ./combined_ethnicity.perl 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cron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&quot;&amp;&quot;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" calcext:value-type="string">
            <text:p>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</text:p>
          </table:table-cell>
          <table:table-cell table:style-name="ce2" table:formula="of:=&quot;echo '&quot;&amp;[.$A77]&amp;&quot;' &amp;&amp; &quot;&amp;&quot;./combined_ethnicity.perl &quot;&amp;[.V77]&amp;&quot; &gt; ../common/ethnicities/01_&quot;&amp;SUBSTITUTE(SUBSTITUTE([.A77];&quot;/&quot;;&quot;_&quot;);&quot;advanced_&quot;;&quot;&quot;)&amp;&quot;;&quot;" office:value-type="string" office:string-value="echo 'advanced/micronesid.txt' &amp;&amp; ./combined_ethnicity.perl 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" calcext:value-type="string">
            <text:p>echo 'advanced/micronesid.txt' &amp;&amp; ./combined_ethnicity.perl 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ddle_nil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nubian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&quot;&amp;&quot;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" calcext:value-type="string">
            <text:p>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</text:p>
          </table:table-cell>
          <table:table-cell table:style-name="ce2" table:formula="of:=&quot;echo '&quot;&amp;[.$A78]&amp;&quot;' &amp;&amp; &quot;&amp;&quot;./combined_ethnicity.perl &quot;&amp;[.V78]&amp;&quot; &gt; ../common/ethnicities/01_&quot;&amp;SUBSTITUTE(SUBSTITUTE([.A78];&quot;/&quot;;&quot;_&quot;);&quot;advanced_&quot;;&quot;&quot;)&amp;&quot;;&quot;" office:value-type="string" office:string-value="echo 'advanced/middle_nile.txt' &amp;&amp; ./combined_ethnicity.perl 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" calcext:value-type="string">
            <text:p>echo 'advanced/middle_nile.txt' &amp;&amp; ./combined_ethnicity.perl 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&quot;&amp;&quot;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" calcext:value-type="string">
            <text:p>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</text:p>
          </table:table-cell>
          <table:table-cell table:style-name="ce2" table:formula="of:=&quot;echo '&quot;&amp;[.$A79]&amp;&quot;' &amp;&amp; &quot;&amp;&quot;./combined_ethnicity.perl &quot;&amp;[.V79]&amp;&quot; &gt; ../common/ethnicities/01_&quot;&amp;SUBSTITUTE(SUBSTITUTE([.A79];&quot;/&quot;;&quot;_&quot;);&quot;advanced_&quot;;&quot;&quot;)&amp;&quot;;&quot;" office:value-type="string" office:string-value="echo 'advanced/moorish.txt' &amp;&amp; ./combined_ethnicity.perl 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 &gt; ../common/ethnicities/01_moorish.txt;" calcext:value-type="string">
            <text:p>echo 'advanced/moorish.txt' &amp;&amp; ./combined_ethnicity.perl 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 &gt; ../common/ethnicities/01_moorish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&quot;&amp;&quot;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" calcext:value-type="string">
            <text:p>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echo '&quot;&amp;[.$A80]&amp;&quot;' &amp;&amp; &quot;&amp;&quot;./combined_ethnicity.perl &quot;&amp;[.V80]&amp;&quot; &gt; ../common/ethnicities/01_&quot;&amp;SUBSTITUTE(SUBSTITUTE([.A80];&quot;/&quot;;&quot;_&quot;);&quot;advanced_&quot;;&quot;&quot;)&amp;&quot;;&quot;" office:value-type="string" office:string-value="echo 'advanced/mountain_indid.txt' &amp;&amp; ./combined_ethnicity.perl 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 &gt; ../common/ethnicities/01_mountain_indid.txt;" calcext:value-type="string">
            <text:p>echo 'advanced/mountain_indid.txt' &amp;&amp; ./combined_ethnicity.perl 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 &gt; ../common/ethnicities/01_mountain_in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eorgian</text:p>
          </table:table-cell>
          <table:table-cell table:style-name="ce3" office:value-type="string" calcext:value-type="string">
            <text:p>verythick</text:p>
          </table:table-cell>
          <table:table-cell table:style-name="ce48"/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&quot;&amp;&quot;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" calcext:value-type="string">
            <text:p>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</text:p>
          </table:table-cell>
          <table:table-cell table:style-name="ce2" table:formula="of:=&quot;echo '&quot;&amp;[.$A81]&amp;&quot;' &amp;&amp; &quot;&amp;&quot;./combined_ethnicity.perl &quot;&amp;[.V81]&amp;&quot; &gt; ../common/ethnicities/01_&quot;&amp;SUBSTITUTE(SUBSTITUTE([.A81];&quot;/&quot;;&quot;_&quot;);&quot;advanced_&quot;;&quot;&quot;)&amp;&quot;;&quot;" office:value-type="string" office:string-value="echo 'advanced/mtebid.txt' &amp;&amp; ./combined_ethnicity.perl 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" calcext:value-type="string">
            <text:p>echo 'advanced/mtebid.txt' &amp;&amp; ./combined_ethnicity.perl 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0" calcext:value-type="float">
            <text:p>30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5" calcext:value-type="float">
            <text:p>5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&quot;&amp;&quot;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" calcext:value-type="string">
            <text:p>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</text:p>
          </table:table-cell>
          <table:table-cell table:style-name="ce2" table:formula="of:=&quot;echo '&quot;&amp;[.$A82]&amp;&quot;' &amp;&amp; &quot;&amp;&quot;./combined_ethnicity.perl &quot;&amp;[.V82]&amp;&quot; &gt; ../common/ethnicities/01_&quot;&amp;SUBSTITUTE(SUBSTITUTE([.A82];&quot;/&quot;;&quot;_&quot;);&quot;advanced_&quot;;&quot;&quot;)&amp;&quot;;&quot;" office:value-type="string" office:string-value="echo 'advanced/neo_danubian.txt' &amp;&amp; ./combined_ethnicity.perl 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 &gt; ../common/ethnicities/01_neo_danubian.txt;" calcext:value-type="string">
            <text:p>echo 'advanced/neo_danubian.txt' &amp;&amp; ./combined_ethnicity.perl 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 &gt; ../common/ethnicities/01_neo_danubi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75" calcext:value-type="float">
            <text:p>75</text:p>
          </table:table-cell>
          <table:table-cell table:style-name="ce41" office:value-type="float" office:value="25" calcext:value-type="float">
            <text:p>2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&quot;&amp;&quot;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echo '&quot;&amp;[.$A83]&amp;&quot;' &amp;&amp; &quot;&amp;&quot;./combined_ethnicity.perl &quot;&amp;[.V83]&amp;&quot; &gt; ../common/ethnicities/01_&quot;&amp;SUBSTITUTE(SUBSTITUTE([.A83];&quot;/&quot;;&quot;_&quot;);&quot;advanced_&quot;;&quot;&quot;)&amp;&quot;;&quot;" office:value-type="string" office:string-value="echo 'advanced/nesiotid.txt' &amp;&amp; ./combined_ethnicity.perl 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" calcext:value-type="string">
            <text:p>echo 'advanced/nesiotid.txt' &amp;&amp; ./combined_ethnicity.perl 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&quot;&amp;&quot;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" calcext:value-type="string">
            <text:p>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</text:p>
          </table:table-cell>
          <table:table-cell table:style-name="ce2" table:formula="of:=&quot;echo '&quot;&amp;[.$A84]&amp;&quot;' &amp;&amp; &quot;&amp;&quot;./combined_ethnicity.perl &quot;&amp;[.V84]&amp;&quot; &gt; ../common/ethnicities/01_&quot;&amp;SUBSTITUTE(SUBSTITUTE([.A84];&quot;/&quot;;&quot;_&quot;);&quot;advanced_&quot;;&quot;&quot;)&amp;&quot;;&quot;" office:value-type="string" office:string-value="echo 'advanced/norid.txt' &amp;&amp; ./combined_ethnicity.perl 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" calcext:value-type="string">
            <text:p>echo 'advanced/norid.txt' &amp;&amp; ./combined_ethnicity.perl 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41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&quot;&amp;&quot;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" calcext:value-type="string">
            <text:p>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</text:p>
          </table:table-cell>
          <table:table-cell table:style-name="ce2" table:formula="of:=&quot;echo '&quot;&amp;[.$A85]&amp;&quot;' &amp;&amp; &quot;&amp;&quot;./combined_ethnicity.perl &quot;&amp;[.V85]&amp;&quot; &gt; ../common/ethnicities/01_&quot;&amp;SUBSTITUTE(SUBSTITUTE([.A85];&quot;/&quot;;&quot;_&quot;);&quot;advanced_&quot;;&quot;&quot;)&amp;&quot;;&quot;" office:value-type="string" office:string-value="echo 'advanced/north_atlantid.txt' &amp;&amp; ./combined_ethnicity.perl 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 &gt; ../common/ethnicities/01_north_atlantid.txt;" calcext:value-type="string">
            <text:p>echo 'advanced/north_atlantid.txt' &amp;&amp; ./combined_ethnicity.perl 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 &gt; ../common/ethnicities/01_north_atlan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north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&quot;&amp;&quot;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echo '&quot;&amp;[.$A86]&amp;&quot;' &amp;&amp; &quot;&amp;&quot;./combined_ethnicity.perl &quot;&amp;[.V86]&amp;&quot; &gt; ../common/ethnicities/01_&quot;&amp;SUBSTITUTE(SUBSTITUTE([.A86];&quot;/&quot;;&quot;_&quot;);&quot;advanced_&quot;;&quot;&quot;)&amp;&quot;;&quot;" office:value-type="string" office:string-value="echo 'advanced/north_ethiopid.txt' &amp;&amp; ./combined_ethnicity.perl 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" calcext:value-type="string">
            <text:p>echo 'advanced/north_ethiopid.txt' &amp;&amp; ./combined_ethnicity.perl 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&quot;&amp;&quot;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" calcext:value-type="string">
            <text:p>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</text:p>
          </table:table-cell>
          <table:table-cell table:style-name="ce2" table:formula="of:=&quot;echo '&quot;&amp;[.$A87]&amp;&quot;' &amp;&amp; &quot;&amp;&quot;./combined_ethnicity.perl &quot;&amp;[.V87]&amp;&quot; &gt; ../common/ethnicities/01_&quot;&amp;SUBSTITUTE(SUBSTITUTE([.A87];&quot;/&quot;;&quot;_&quot;);&quot;advanced_&quot;;&quot;&quot;)&amp;&quot;;&quot;" office:value-type="string" office:string-value="echo 'advanced/north_gondid.txt' &amp;&amp; ./combined_ethnicity.perl 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" calcext:value-type="string">
            <text:p>echo 'advanced/north_gondid.txt' &amp;&amp; ./combined_ethnicity.perl 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&quot;&amp;&quot;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" calcext:value-type="string">
            <text:p>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echo '&quot;&amp;[.$A88]&amp;&quot;' &amp;&amp; &quot;&amp;&quot;./combined_ethnicity.perl &quot;&amp;[.V88]&amp;&quot; &gt; ../common/ethnicities/01_&quot;&amp;SUBSTITUTE(SUBSTITUTE([.A88];&quot;/&quot;;&quot;_&quot;);&quot;advanced_&quot;;&quot;&quot;)&amp;&quot;;&quot;" office:value-type="string" office:string-value="echo 'advanced/north_indid.txt' &amp;&amp; ./combined_ethnicity.perl 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 &gt; ../common/ethnicities/01_north_indid.txt;" calcext:value-type="string">
            <text:p>echo 'advanced/north_indid.txt' &amp;&amp; ./combined_ethnicity.perl 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 &gt; ../common/ethnicities/01_north_in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&quot;&amp;&quot;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" calcext:value-type="string">
            <text:p>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echo '&quot;&amp;[.$A89]&amp;&quot;' &amp;&amp; &quot;&amp;&quot;./combined_ethnicity.perl &quot;&amp;[.V89]&amp;&quot; &gt; ../common/ethnicities/01_&quot;&amp;SUBSTITUTE(SUBSTITUTE([.A89];&quot;/&quot;;&quot;_&quot;);&quot;advanced_&quot;;&quot;&quot;)&amp;&quot;;&quot;" office:value-type="string" office:string-value="echo 'advanced/north_pontid.txt' &amp;&amp; ./combined_ethnicity.perl 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 &gt; ../common/ethnicities/01_north_pontid.txt;" calcext:value-type="string">
            <text:p>echo 'advanced/north_pontid.txt' &amp;&amp; ./combined_ethnicity.perl 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 &gt; ../common/ethnicities/01_north_pon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sami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&quot;&amp;&quot;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" calcext:value-type="string">
            <text:p>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</text:p>
          </table:table-cell>
          <table:table-cell table:style-name="ce2" table:formula="of:=&quot;echo '&quot;&amp;[.$A90]&amp;&quot;' &amp;&amp; &quot;&amp;&quot;./combined_ethnicity.perl &quot;&amp;[.V90]&amp;&quot; &gt; ../common/ethnicities/01_&quot;&amp;SUBSTITUTE(SUBSTITUTE([.A90];&quot;/&quot;;&quot;_&quot;);&quot;advanced_&quot;;&quot;&quot;)&amp;&quot;;&quot;" office:value-type="string" office:string-value="echo 'advanced/north-lappid.txt' &amp;&amp; ./combined_ethnicity.perl 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 &gt; ../common/ethnicities/01_north-lappid.txt;" calcext:value-type="string">
            <text:p>echo 'advanced/north-lappid.txt' &amp;&amp; ./combined_ethnicity.perl 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 &gt; ../common/ethnicities/01_north-lap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90" calcext:value-type="float">
            <text:p>90</text:p>
          </table:table-cell>
          <table:table-cell table:style-name="ce41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&quot;&amp;&quot;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" calcext:value-type="string">
            <text:p>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</text:p>
          </table:table-cell>
          <table:table-cell table:style-name="ce2" table:formula="of:=&quot;echo '&quot;&amp;[.$A91]&amp;&quot;' &amp;&amp; &quot;&amp;&quot;./combined_ethnicity.perl &quot;&amp;[.V91]&amp;&quot; &gt; ../common/ethnicities/01_&quot;&amp;SUBSTITUTE(SUBSTITUTE([.A91];&quot;/&quot;;&quot;_&quot;);&quot;advanced_&quot;;&quot;&quot;)&amp;&quot;;&quot;" office:value-type="string" office:string-value="echo 'advanced/okinawa.txt' &amp;&amp; ./combined_ethnicity.perl 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" calcext:value-type="string">
            <text:p>echo 'advanced/okinawa.txt' &amp;&amp; ./combined_ethnicity.perl 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omotic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&quot;&amp;&quot;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" calcext:value-type="string">
            <text:p>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</text:p>
          </table:table-cell>
          <table:table-cell table:style-name="ce2" table:formula="of:=&quot;echo '&quot;&amp;[.$A92]&amp;&quot;' &amp;&amp; &quot;&amp;&quot;./combined_ethnicity.perl &quot;&amp;[.V92]&amp;&quot; &gt; ../common/ethnicities/01_&quot;&amp;SUBSTITUTE(SUBSTITUTE([.A92];&quot;/&quot;;&quot;_&quot;);&quot;advanced_&quot;;&quot;&quot;)&amp;&quot;;&quot;" office:value-type="string" office:string-value="echo 'advanced/omotic.txt' &amp;&amp; ./combined_ethnicity.perl 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" calcext:value-type="string">
            <text:p>echo 'advanced/omotic.txt' &amp;&amp; ./combined_ethnicity.perl 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&quot;&amp;&quot;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echo '&quot;&amp;[.$A93]&amp;&quot;' &amp;&amp; &quot;&amp;&quot;./combined_ethnicity.perl &quot;&amp;[.V93]&amp;&quot; &gt; ../common/ethnicities/01_&quot;&amp;SUBSTITUTE(SUBSTITUTE([.A93];&quot;/&quot;;&quot;_&quot;);&quot;advanced_&quot;;&quot;&quot;)&amp;&quot;;&quot;" office:value-type="string" office:string-value="echo 'advanced/palaungid.txt' &amp;&amp; ./combined_ethnicity.perl 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" calcext:value-type="string">
            <text:p>echo 'advanced/palaungid.txt' &amp;&amp; ./combined_ethnicity.perl 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aleo_saha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&quot;&amp;&quot;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" calcext:value-type="string">
            <text:p>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</text:p>
          </table:table-cell>
          <table:table-cell table:style-name="ce2" table:formula="of:=&quot;echo '&quot;&amp;[.$A94]&amp;&quot;' &amp;&amp; &quot;&amp;&quot;./combined_ethnicity.perl &quot;&amp;[.V94]&amp;&quot; &gt; ../common/ethnicities/01_&quot;&amp;SUBSTITUTE(SUBSTITUTE([.A94];&quot;/&quot;;&quot;_&quot;);&quot;advanced_&quot;;&quot;&quot;)&amp;&quot;;&quot;" office:value-type="string" office:string-value="echo 'advanced/paleo_saharid.txt' &amp;&amp; ./combined_ethnicity.perl 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" calcext:value-type="string">
            <text:p>echo 'advanced/paleo_saharid.txt' &amp;&amp; ./combined_ethnicity.perl 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&quot;&amp;&quot;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" calcext:value-type="string">
            <text:p>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</text:p>
          </table:table-cell>
          <table:table-cell table:style-name="ce2" table:formula="of:=&quot;echo '&quot;&amp;[.$A95]&amp;&quot;' &amp;&amp; &quot;&amp;&quot;./combined_ethnicity.perl &quot;&amp;[.V95]&amp;&quot; &gt; ../common/ethnicities/01_&quot;&amp;SUBSTITUTE(SUBSTITUTE([.A95];&quot;/&quot;;&quot;_&quot;);&quot;advanced_&quot;;&quot;&quot;)&amp;&quot;;&quot;" office:value-type="string" office:string-value="echo 'advanced/paleo_sardinian.txt' &amp;&amp; ./combined_ethnicity.perl 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 &gt; ../common/ethnicities/01_paleo_sardinian.txt;" calcext:value-type="string">
            <text:p>echo 'advanced/paleo_sardinian.txt' &amp;&amp; ./combined_ethnicity.perl 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 &gt; ../common/ethnicities/01_paleo_sardini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50" calcext:value-type="float">
            <text:p>5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&quot;&amp;&quot;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" calcext:value-type="string">
            <text:p>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</text:p>
          </table:table-cell>
          <table:table-cell table:style-name="ce2" table:formula="of:=&quot;echo '&quot;&amp;[.$A96]&amp;&quot;' &amp;&amp; &quot;&amp;&quot;./combined_ethnicity.perl &quot;&amp;[.V96]&amp;&quot; &gt; ../common/ethnicities/01_&quot;&amp;SUBSTITUTE(SUBSTITUTE([.A96];&quot;/&quot;;&quot;_&quot;);&quot;advanced_&quot;;&quot;&quot;)&amp;&quot;;&quot;" office:value-type="string" office:string-value="echo 'advanced/paleo-atlantid.txt' &amp;&amp; ./combined_ethnicity.perl 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" calcext:value-type="string">
            <text:p>echo 'advanced/paleo-atlantid.txt' &amp;&amp; ./combined_ethnicity.perl 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&quot;&amp;&quot;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" calcext:value-type="string">
            <text:p>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</text:p>
          </table:table-cell>
          <table:table-cell table:style-name="ce2" table:formula="of:=&quot;echo '&quot;&amp;[.$A97]&amp;&quot;' &amp;&amp; &quot;&amp;&quot;./combined_ethnicity.perl &quot;&amp;[.V97]&amp;&quot; &gt; ../common/ethnicities/01_&quot;&amp;SUBSTITUTE(SUBSTITUTE([.A97];&quot;/&quot;;&quot;_&quot;);&quot;advanced_&quot;;&quot;&quot;)&amp;&quot;;&quot;" office:value-type="string" office:string-value="echo 'advanced/plains_pamirid.txt' &amp;&amp; ./combined_ethnicity.perl 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 &gt; ../common/ethnicities/01_plains_pamirid.txt;" calcext:value-type="string">
            <text:p>echo 'advanced/plains_pamirid.txt' &amp;&amp; ./combined_ethnicity.perl 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 &gt; ../common/ethnicities/01_plains_pamir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&quot;&amp;&quot;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" calcext:value-type="string">
            <text:p>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</text:p>
          </table:table-cell>
          <table:table-cell table:style-name="ce2" table:formula="of:=&quot;echo '&quot;&amp;[.$A98]&amp;&quot;' &amp;&amp; &quot;&amp;&quot;./combined_ethnicity.perl &quot;&amp;[.V98]&amp;&quot; &gt; ../common/ethnicities/01_&quot;&amp;SUBSTITUTE(SUBSTITUTE([.A98];&quot;/&quot;;&quot;_&quot;);&quot;advanced_&quot;;&quot;&quot;)&amp;&quot;;&quot;" office:value-type="string" office:string-value="echo 'advanced/pontid.txt' &amp;&amp; ./combined_ethnicity.perl 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 &gt; ../common/ethnicities/01_pontid.txt;" calcext:value-type="string">
            <text:p>echo 'advanced/pontid.txt' &amp;&amp; ./combined_ethnicity.perl 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 &gt; ../common/ethnicities/01_pon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&quot;&amp;&quot;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" calcext:value-type="string">
            <text:p>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</text:p>
          </table:table-cell>
          <table:table-cell table:style-name="ce2" table:formula="of:=&quot;echo '&quot;&amp;[.$A99]&amp;&quot;' &amp;&amp; &quot;&amp;&quot;./combined_ethnicity.perl &quot;&amp;[.V99]&amp;&quot; &gt; ../common/ethnicities/01_&quot;&amp;SUBSTITUTE(SUBSTITUTE([.A99];&quot;/&quot;;&quot;_&quot;);&quot;advanced_&quot;;&quot;&quot;)&amp;&quot;;&quot;" office:value-type="string" office:string-value="echo 'advanced/pre-slavic.txt' &amp;&amp; ./combined_ethnicity.perl 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" calcext:value-type="string">
            <text:p>echo 'advanced/pre-slavic.txt' &amp;&amp; ./combined_ethnicity.perl 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ethiop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&quot;&amp;&quot;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" calcext:value-type="string">
            <text:p>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</text:p>
          </table:table-cell>
          <table:table-cell table:style-name="ce2" table:formula="of:=&quot;echo '&quot;&amp;[.$A100]&amp;&quot;' &amp;&amp; &quot;&amp;&quot;./combined_ethnicity.perl &quot;&amp;[.V100]&amp;&quot; &gt; ../common/ethnicities/01_&quot;&amp;SUBSTITUTE(SUBSTITUTE([.A100];&quot;/&quot;;&quot;_&quot;);&quot;advanced_&quot;;&quot;&quot;)&amp;&quot;;&quot;" office:value-type="string" office:string-value="echo 'advanced/proto_ethiopid.txt' &amp;&amp; ./combined_ethnicity.perl 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" calcext:value-type="string">
            <text:p>echo 'advanced/proto_ethiopid.txt' &amp;&amp; ./combined_ethnicity.perl 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proto_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45" calcext:value-type="float">
            <text:p>45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&quot;&amp;&quot;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" calcext:value-type="string">
            <text:p>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</text:p>
          </table:table-cell>
          <table:table-cell table:style-name="ce2" table:formula="of:=&quot;echo '&quot;&amp;[.$A101]&amp;&quot;' &amp;&amp; &quot;&amp;&quot;./combined_ethnicity.perl &quot;&amp;[.V101]&amp;&quot; &gt; ../common/ethnicities/01_&quot;&amp;SUBSTITUTE(SUBSTITUTE([.A101];&quot;/&quot;;&quot;_&quot;);&quot;advanced_&quot;;&quot;&quot;)&amp;&quot;;&quot;" office:value-type="string" office:string-value="echo 'advanced/proto_iranid.txt' &amp;&amp; ./combined_ethnicity.perl 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 &gt; ../common/ethnicities/01_proto_iranid.txt;" calcext:value-type="string">
            <text:p>echo 'advanced/proto_iranid.txt' &amp;&amp; ./combined_ethnicity.perl 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 &gt; ../common/ethnicities/01_proto_ir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90" calcext:value-type="float">
            <text:p>9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&quot;&amp;&quot;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" calcext:value-type="string">
            <text:p>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</text:p>
          </table:table-cell>
          <table:table-cell table:style-name="ce2" table:formula="of:=&quot;echo '&quot;&amp;[.$A102]&amp;&quot;' &amp;&amp; &quot;&amp;&quot;./combined_ethnicity.perl &quot;&amp;[.V102]&amp;&quot; &gt; ../common/ethnicities/01_&quot;&amp;SUBSTITUTE(SUBSTITUTE([.A102];&quot;/&quot;;&quot;_&quot;);&quot;advanced_&quot;;&quot;&quot;)&amp;&quot;;&quot;" office:value-type="string" office:string-value="echo 'advanced/proto_malayid.txt' &amp;&amp; ./combined_ethnicity.perl 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" calcext:value-type="string">
            <text:p>echo 'advanced/proto_malayid.txt' &amp;&amp; ./combined_ethnicity.perl 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&quot;&amp;&quot;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" calcext:value-type="string">
            <text:p>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</text:p>
          </table:table-cell>
          <table:table-cell table:style-name="ce2" table:formula="of:=&quot;echo '&quot;&amp;[.$A103]&amp;&quot;' &amp;&amp; &quot;&amp;&quot;./combined_ethnicity.perl &quot;&amp;[.V103]&amp;&quot; &gt; ../common/ethnicities/01_&quot;&amp;SUBSTITUTE(SUBSTITUTE([.A103];&quot;/&quot;;&quot;_&quot;);&quot;advanced_&quot;;&quot;&quot;)&amp;&quot;;&quot;" office:value-type="string" office:string-value="echo 'advanced/proto_nordid.txt' &amp;&amp; ./combined_ethnicity.perl 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 &gt; ../common/ethnicities/01_proto_nordid.txt;" calcext:value-type="string">
            <text:p>echo 'advanced/proto_nordid.txt' &amp;&amp; ./combined_ethnicity.perl 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 &gt; ../common/ethnicities/01_proto_nor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75" calcext:value-type="float">
            <text:p>75</text:p>
          </table:table-cell>
          <table:table-cell table:style-name="ce41" office:value-type="float" office:value="25" calcext:value-type="float">
            <text:p>2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&quot;&amp;&quot;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echo '&quot;&amp;[.$A104]&amp;&quot;' &amp;&amp; &quot;&amp;&quot;./combined_ethnicity.perl &quot;&amp;[.V104]&amp;&quot; &gt; ../common/ethnicities/01_&quot;&amp;SUBSTITUTE(SUBSTITUTE([.A104];&quot;/&quot;;&quot;_&quot;);&quot;advanced_&quot;;&quot;&quot;)&amp;&quot;;&quot;" office:value-type="string" office:string-value="echo 'advanced/robust_polynesid.txt' &amp;&amp; ./combined_ethnicity.perl 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" calcext:value-type="string">
            <text:p>echo 'advanced/robust_polynesid.txt' &amp;&amp; ./combined_ethnicity.perl 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aharan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&quot;&amp;&quot;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" calcext:value-type="string">
            <text:p>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</text:p>
          </table:table-cell>
          <table:table-cell table:style-name="ce2" table:formula="of:=&quot;echo '&quot;&amp;[.$A105]&amp;&quot;' &amp;&amp; &quot;&amp;&quot;./combined_ethnicity.perl &quot;&amp;[.V105]&amp;&quot; &gt; ../common/ethnicities/01_&quot;&amp;SUBSTITUTE(SUBSTITUTE([.A105];&quot;/&quot;;&quot;_&quot;);&quot;advanced_&quot;;&quot;&quot;)&amp;&quot;;&quot;" office:value-type="string" office:string-value="echo 'advanced/saharan_ethiopid.txt' &amp;&amp; ./combined_ethnicity.perl 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" calcext:value-type="string">
            <text:p>echo 'advanced/saharan_ethiopid.txt' &amp;&amp; ./combined_ethnicity.perl 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amoyedic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15" calcext:value-type="float">
            <text:p>1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samoyed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&quot;&amp;&quot;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" calcext:value-type="string">
            <text:p>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</text:p>
          </table:table-cell>
          <table:table-cell table:style-name="ce2" table:formula="of:=&quot;echo '&quot;&amp;[.$A106]&amp;&quot;' &amp;&amp; &quot;&amp;&quot;./combined_ethnicity.perl &quot;&amp;[.V106]&amp;&quot; &gt; ../common/ethnicities/01_&quot;&amp;SUBSTITUTE(SUBSTITUTE([.A106];&quot;/&quot;;&quot;_&quot;);&quot;advanced_&quot;;&quot;&quot;)&amp;&quot;;&quot;" office:value-type="string" office:string-value="echo 'advanced/samoyedic.txt' &amp;&amp; ./combined_ethnicity.perl 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" calcext:value-type="string">
            <text:p>echo 'advanced/samoyedic.txt' &amp;&amp; ./combined_ethnicity.perl 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40" calcext:value-type="float">
            <text:p>40</text:p>
          </table:table-cell>
          <table:table-cell table:style-name="ce39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han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&quot;&amp;&quot;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" calcext:value-type="string">
            <text:p>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</text:p>
          </table:table-cell>
          <table:table-cell table:style-name="ce2" table:formula="of:=&quot;echo '&quot;&amp;[.$A107]&amp;&quot;' &amp;&amp; &quot;&amp;&quot;./combined_ethnicity.perl &quot;&amp;[.V107]&amp;&quot; &gt; ../common/ethnicities/01_&quot;&amp;SUBSTITUTE(SUBSTITUTE([.A107];&quot;/&quot;;&quot;_&quot;);&quot;advanced_&quot;;&quot;&quot;)&amp;&quot;;&quot;" office:value-type="string" office:string-value="echo 'advanced/satsuma.txt' &amp;&amp; ./combined_ethnicity.perl 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" calcext:value-type="string">
            <text:p>echo 'advanced/satsuma.txt' &amp;&amp; ./combined_ethnicity.perl 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&quot;&amp;&quot;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" calcext:value-type="string">
            <text:p>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echo '&quot;&amp;[.$A108]&amp;&quot;' &amp;&amp; &quot;&amp;&quot;./combined_ethnicity.perl &quot;&amp;[.V108]&amp;&quot; &gt; ../common/ethnicities/01_&quot;&amp;SUBSTITUTE(SUBSTITUTE([.A108];&quot;/&quot;;&quot;_&quot;);&quot;advanced_&quot;;&quot;&quot;)&amp;&quot;;&quot;" office:value-type="string" office:string-value="echo 'advanced/savolaxid.txt' &amp;&amp; ./combined_ethnicity.perl 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savolaxid.txt;" calcext:value-type="string">
            <text:p>echo 'advanced/savolaxid.txt' &amp;&amp; ./combined_ethnicity.perl 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savolax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sami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&quot;&amp;&quot;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" calcext:value-type="string">
            <text:p>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</text:p>
          </table:table-cell>
          <table:table-cell table:style-name="ce2" table:formula="of:=&quot;echo '&quot;&amp;[.$A109]&amp;&quot;' &amp;&amp; &quot;&amp;&quot;./combined_ethnicity.perl &quot;&amp;[.V109]&amp;&quot; &gt; ../common/ethnicities/01_&quot;&amp;SUBSTITUTE(SUBSTITUTE([.A109];&quot;/&quot;;&quot;_&quot;);&quot;advanced_&quot;;&quot;&quot;)&amp;&quot;;&quot;" office:value-type="string" office:string-value="echo 'advanced/scando-lappid.txt' &amp;&amp; ./combined_ethnicity.perl 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 &gt; ../common/ethnicities/01_scando-lappid.txt;" calcext:value-type="string">
            <text:p>echo 'advanced/scando-lappid.txt' &amp;&amp; ./combined_ethnicity.perl 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 &gt; ../common/ethnicities/01_scando-lap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eneg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&quot;&amp;&quot;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110]&amp;&quot;' &amp;&amp; &quot;&amp;&quot;./combined_ethnicity.perl &quot;&amp;[.V110]&amp;&quot; &gt; ../common/ethnicities/01_&quot;&amp;SUBSTITUTE(SUBSTITUTE([.A110];&quot;/&quot;;&quot;_&quot;);&quot;advanced_&quot;;&quot;&quot;)&amp;&quot;;&quot;" office:value-type="string" office:string-value="echo 'advanced/senegalid.txt' &amp;&amp; ./combined_ethnicity.perl 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" calcext:value-type="string">
            <text:p>echo 'advanced/senegalid.txt' &amp;&amp; ./combined_ethnicity.perl 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3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50" calcext:value-type="float">
            <text:p>5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&quot;&amp;&quot;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" calcext:value-type="string">
            <text:p>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</text:p>
          </table:table-cell>
          <table:table-cell table:style-name="ce2" table:formula="of:=&quot;echo '&quot;&amp;[.$A111]&amp;&quot;' &amp;&amp; &quot;&amp;&quot;./combined_ethnicity.perl &quot;&amp;[.V111]&amp;&quot; &gt; ../common/ethnicities/01_&quot;&amp;SUBSTITUTE(SUBSTITUTE([.A111];&quot;/&quot;;&quot;_&quot;);&quot;advanced_&quot;;&quot;&quot;)&amp;&quot;;&quot;" office:value-type="string" office:string-value="echo 'advanced/senoid.txt' &amp;&amp; ./combined_ethnicity.perl 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" calcext:value-type="string">
            <text:p>echo 'advanced/senoid.txt' &amp;&amp; ./combined_ethnicity.perl 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90" calcext:value-type="float">
            <text:p>9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&quot;&amp;&quot;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" calcext:value-type="string">
            <text:p>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</text:p>
          </table:table-cell>
          <table:table-cell table:style-name="ce2" table:formula="of:=&quot;echo '&quot;&amp;[.$A112]&amp;&quot;' &amp;&amp; &quot;&amp;&quot;./combined_ethnicity.perl &quot;&amp;[.V112]&amp;&quot; &gt; ../common/ethnicities/01_&quot;&amp;SUBSTITUTE(SUBSTITUTE([.A112];&quot;/&quot;;&quot;_&quot;);&quot;advanced_&quot;;&quot;&quot;)&amp;&quot;;&quot;" office:value-type="string" office:string-value="echo 'advanced/shanid.txt' &amp;&amp; ./combined_ethnicity.perl 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" calcext:value-type="string">
            <text:p>echo 'advanced/shanid.txt' &amp;&amp; ./combined_ethnicity.perl 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hari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&quot;&amp;&quot;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113]&amp;&quot;' &amp;&amp; &quot;&amp;&quot;./combined_ethnicity.perl &quot;&amp;[.V113]&amp;&quot; &gt; ../common/ethnicities/01_&quot;&amp;SUBSTITUTE(SUBSTITUTE([.A113];&quot;/&quot;;&quot;_&quot;);&quot;advanced_&quot;;&quot;&quot;)&amp;&quot;;&quot;" office:value-type="string" office:string-value="echo 'advanced/shari.txt' &amp;&amp; ./combined_ethnicity.perl 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" calcext:value-type="string">
            <text:p>echo 'advanced/shari.txt' &amp;&amp; ./combined_ethnicity.perl 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inhal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40" calcext:value-type="float">
            <text:p>40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sinhala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&quot;&amp;&quot;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" calcext:value-type="string">
            <text:p>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</text:p>
          </table:table-cell>
          <table:table-cell table:style-name="ce2" table:formula="of:=&quot;echo '&quot;&amp;[.$A114]&amp;&quot;' &amp;&amp; &quot;&amp;&quot;./combined_ethnicity.perl &quot;&amp;[.V114]&amp;&quot; &gt; ../common/ethnicities/01_&quot;&amp;SUBSTITUTE(SUBSTITUTE([.A114];&quot;/&quot;;&quot;_&quot;);&quot;advanced_&quot;;&quot;&quot;)&amp;&quot;;&quot;" office:value-type="string" office:string-value="echo 'advanced/sinhalesid.txt' &amp;&amp; ./combined_ethnicity.perl 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" calcext:value-type="string">
            <text:p>echo 'advanced/sinhalesid.txt' &amp;&amp; ./combined_ethnicity.perl 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iwa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&quot;&amp;&quot;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" calcext:value-type="string">
            <text:p>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</text:p>
          </table:table-cell>
          <table:table-cell table:style-name="ce2" table:formula="of:=&quot;echo '&quot;&amp;[.$A115]&amp;&quot;' &amp;&amp; &quot;&amp;&quot;./combined_ethnicity.perl &quot;&amp;[.V115]&amp;&quot; &gt; ../common/ethnicities/01_&quot;&amp;SUBSTITUTE(SUBSTITUTE([.A115];&quot;/&quot;;&quot;_&quot;);&quot;advanced_&quot;;&quot;&quot;)&amp;&quot;;&quot;" office:value-type="string" office:string-value="echo 'advanced/siwa.txt' &amp;&amp; ./combined_ethnicity.perl 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" calcext:value-type="string">
            <text:p>echo 'advanced/siwa.txt' &amp;&amp; ./combined_ethnicity.perl 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gond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&quot;&amp;&quot;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" calcext:value-type="string">
            <text:p>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</text:p>
          </table:table-cell>
          <table:table-cell table:style-name="ce2" table:formula="of:=&quot;echo '&quot;&amp;[.$A116]&amp;&quot;' &amp;&amp; &quot;&amp;&quot;./combined_ethnicity.perl &quot;&amp;[.V116]&amp;&quot; &gt; ../common/ethnicities/01_&quot;&amp;SUBSTITUTE(SUBSTITUTE([.A116];&quot;/&quot;;&quot;_&quot;);&quot;advanced_&quot;;&quot;&quot;)&amp;&quot;;&quot;" office:value-type="string" office:string-value="echo 'advanced/south_gondid.txt' &amp;&amp; ./combined_ethnicity.perl 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" calcext:value-type="string">
            <text:p>echo 'advanced/south_gondid.txt' &amp;&amp; ./combined_ethnicity.perl 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&quot;&amp;&quot;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echo '&quot;&amp;[.$A117]&amp;&quot;' &amp;&amp; &quot;&amp;&quot;./combined_ethnicity.perl &quot;&amp;[.V117]&amp;&quot; &gt; ../common/ethnicities/01_&quot;&amp;SUBSTITUTE(SUBSTITUTE([.A117];&quot;/&quot;;&quot;_&quot;);&quot;advanced_&quot;;&quot;&quot;)&amp;&quot;;&quot;" office:value-type="string" office:string-value="echo 'advanced/south_palaungid.txt' &amp;&amp; ./combined_ethnicity.perl 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" calcext:value-type="string">
            <text:p>echo 'advanced/south_palaungid.txt' &amp;&amp; ./combined_ethnicity.perl 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20" calcext:value-type="float">
            <text:p>20</text:p>
          </table:table-cell>
          <table:table-cell table:style-name="ce41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&quot;&amp;&quot;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" calcext:value-type="string">
            <text:p>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</text:p>
          </table:table-cell>
          <table:table-cell table:style-name="ce2" table:formula="of:=&quot;echo '&quot;&amp;[.$A118]&amp;&quot;' &amp;&amp; &quot;&amp;&quot;./combined_ethnicity.perl &quot;&amp;[.V118]&amp;&quot; &gt; ../common/ethnicities/01_&quot;&amp;SUBSTITUTE(SUBSTITUTE([.A118];&quot;/&quot;;&quot;_&quot;);&quot;advanced_&quot;;&quot;&quot;)&amp;&quot;;&quot;" office:value-type="string" office:string-value="echo 'advanced/south_polynesid.txt' &amp;&amp; ./combined_ethnicity.perl 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" calcext:value-type="string">
            <text:p>echo 'advanced/south_polynesid.txt' &amp;&amp; ./combined_ethnicity.perl 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&quot;&amp;&quot;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" calcext:value-type="string">
            <text:p>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</text:p>
          </table:table-cell>
          <table:table-cell table:style-name="ce2" table:formula="of:=&quot;echo '&quot;&amp;[.$A119]&amp;&quot;' &amp;&amp; &quot;&amp;&quot;./combined_ethnicity.perl &quot;&amp;[.V119]&amp;&quot; &gt; ../common/ethnicities/01_&quot;&amp;SUBSTITUTE(SUBSTITUTE([.A119];&quot;/&quot;;&quot;_&quot;);&quot;advanced_&quot;;&quot;&quot;)&amp;&quot;;&quot;" office:value-type="string" office:string-value="echo 'advanced/strandid.txt' &amp;&amp; ./combined_ethnicity.perl 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" calcext:value-type="string">
            <text:p>echo 'advanced/strandid.txt' &amp;&amp; ./combined_ethnicity.perl 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&quot;&amp;&quot;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" calcext:value-type="string">
            <text:p>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</text:p>
          </table:table-cell>
          <table:table-cell table:style-name="ce2" table:formula="of:=&quot;echo '&quot;&amp;[.$A120]&amp;&quot;' &amp;&amp; &quot;&amp;&quot;./combined_ethnicity.perl &quot;&amp;[.V120]&amp;&quot; &gt; ../common/ethnicities/01_&quot;&amp;SUBSTITUTE(SUBSTITUTE([.A120];&quot;/&quot;;&quot;_&quot;);&quot;advanced_&quot;;&quot;&quot;)&amp;&quot;;&quot;" office:value-type="string" office:string-value="echo 'advanced/subnordid.txt' &amp;&amp; ./combined_ethnicity.perl 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 &gt; ../common/ethnicities/01_subnordid.txt;" calcext:value-type="string">
            <text:p>echo 'advanced/subnordid.txt' &amp;&amp; ./combined_ethnicity.perl 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 &gt; ../common/ethnicities/01_subnor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&quot;&amp;&quot;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" calcext:value-type="string">
            <text:p>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</text:p>
          </table:table-cell>
          <table:table-cell table:style-name="ce2" table:formula="of:=&quot;echo '&quot;&amp;[.$A121]&amp;&quot;' &amp;&amp; &quot;&amp;&quot;./combined_ethnicity.perl &quot;&amp;[.V121]&amp;&quot; &gt; ../common/ethnicities/01_&quot;&amp;SUBSTITUTE(SUBSTITUTE([.A121];&quot;/&quot;;&quot;_&quot;);&quot;advanced_&quot;;&quot;&quot;)&amp;&quot;;&quot;" office:value-type="string" office:string-value="echo 'advanced/sudanid.txt' &amp;&amp; ./combined_ethnicity.perl 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" calcext:value-type="string">
            <text:p>echo 'advanced/sudanid.txt' &amp;&amp; ./combined_ethnicity.perl 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&quot;&amp;&quot;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" calcext:value-type="string">
            <text:p>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</text:p>
          </table:table-cell>
          <table:table-cell table:style-name="ce2" table:formula="of:=&quot;echo '&quot;&amp;[.$A122]&amp;&quot;' &amp;&amp; &quot;&amp;&quot;./combined_ethnicity.perl &quot;&amp;[.V122]&amp;&quot; &gt; ../common/ethnicities/01_&quot;&amp;SUBSTITUTE(SUBSTITUTE([.A122];&quot;/&quot;;&quot;_&quot;);&quot;advanced_&quot;;&quot;&quot;)&amp;&quot;;&quot;" office:value-type="string" office:string-value="echo 'advanced/targid.txt' &amp;&amp; ./combined_ethnicity.perl 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" calcext:value-type="string">
            <text:p>echo 'advanced/targid.txt' &amp;&amp; ./combined_ethnicity.perl 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&quot;&amp;&quot;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" calcext:value-type="string">
            <text:p>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echo '&quot;&amp;[.$A123]&amp;&quot;' &amp;&amp; &quot;&amp;&quot;./combined_ethnicity.perl &quot;&amp;[.V123]&amp;&quot; &gt; ../common/ethnicities/01_&quot;&amp;SUBSTITUTE(SUBSTITUTE([.A123];&quot;/&quot;;&quot;_&quot;);&quot;advanced_&quot;;&quot;&quot;)&amp;&quot;;&quot;" office:value-type="string" office:string-value="echo 'advanced/tavastid.txt' &amp;&amp; ./combined_ethnicity.perl 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tavastid.txt;" calcext:value-type="string">
            <text:p>echo 'advanced/tavastid.txt' &amp;&amp; ./combined_ethnicity.perl 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tavas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odpa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&quot;&amp;&quot;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" calcext:value-type="string">
            <text:p>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</text:p>
          </table:table-cell>
          <table:table-cell table:style-name="ce2" table:formula="of:=&quot;echo '&quot;&amp;[.$A124]&amp;&quot;' &amp;&amp; &quot;&amp;&quot;./combined_ethnicity.perl &quot;&amp;[.V124]&amp;&quot; &gt; ../common/ethnicities/01_&quot;&amp;SUBSTITUTE(SUBSTITUTE([.A124];&quot;/&quot;;&quot;_&quot;);&quot;advanced_&quot;;&quot;&quot;)&amp;&quot;;&quot;" office:value-type="string" office:string-value="echo 'advanced/tibetid.txt' &amp;&amp; ./combined_ethnicity.perl 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" calcext:value-type="string">
            <text:p>echo 'advanced/tibetid.txt' &amp;&amp; ./combined_ethnicity.perl 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75" calcext:value-type="float">
            <text:p>75</text:p>
          </table:table-cell>
          <table:table-cell table:style-name="ce41" office:value-type="float" office:value="25" calcext:value-type="float">
            <text:p>25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&quot;&amp;&quot;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" calcext:value-type="string">
            <text:p>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</text:p>
          </table:table-cell>
          <table:table-cell table:style-name="ce2" table:formula="of:=&quot;echo '&quot;&amp;[.$A125]&amp;&quot;' &amp;&amp; &quot;&amp;&quot;./combined_ethnicity.perl &quot;&amp;[.V125]&amp;&quot; &gt; ../common/ethnicities/01_&quot;&amp;SUBSTITUTE(SUBSTITUTE([.A125];&quot;/&quot;;&quot;_&quot;);&quot;advanced_&quot;;&quot;&quot;)&amp;&quot;;&quot;" office:value-type="string" office:string-value="echo 'advanced/toalid.txt' &amp;&amp; ./combined_ethnicity.perl 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" calcext:value-type="string">
            <text:p>echo 'advanced/toalid.txt' &amp;&amp; ./combined_ethnicity.perl 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&quot;&amp;&quot;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126]&amp;&quot;' &amp;&amp; &quot;&amp;&quot;./combined_ethnicity.perl &quot;&amp;[.V126]&amp;&quot; &gt; ../common/ethnicities/01_&quot;&amp;SUBSTITUTE(SUBSTITUTE([.A126];&quot;/&quot;;&quot;_&quot;);&quot;advanced_&quot;;&quot;&quot;)&amp;&quot;;&quot;" office:value-type="string" office:string-value="echo 'advanced/tonkinesid.txt' &amp;&amp; ./combined_ethnicity.perl 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" calcext:value-type="string">
            <text:p>echo 'advanced/tonkinesid.txt' &amp;&amp; ./combined_ethnicity.perl 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transcaspian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70" calcext:value-type="float">
            <text:p>7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4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&quot;&amp;&quot;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" calcext:value-type="string">
            <text:p>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</text:p>
          </table:table-cell>
          <table:table-cell table:style-name="ce2" table:formula="of:=&quot;echo '&quot;&amp;[.$A127]&amp;&quot;' &amp;&amp; &quot;&amp;&quot;./combined_ethnicity.perl &quot;&amp;[.V127]&amp;&quot; &gt; ../common/ethnicities/01_&quot;&amp;SUBSTITUTE(SUBSTITUTE([.A127];&quot;/&quot;;&quot;_&quot;);&quot;advanced_&quot;;&quot;&quot;)&amp;&quot;;&quot;" office:value-type="string" office:string-value="echo 'advanced/transcaspian.txt' &amp;&amp; ./combined_ethnicity.perl 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 &gt; ../common/ethnicities/01_transcaspian.txt;" calcext:value-type="string">
            <text:p>echo 'advanced/transcaspian.txt' &amp;&amp; ./combined_ethnicity.perl 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 &gt; ../common/ethnicities/01_transcaspi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35" calcext:value-type="float">
            <text:p>3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&quot;&amp;&quot;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" calcext:value-type="string">
            <text:p>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</text:p>
          </table:table-cell>
          <table:table-cell table:style-name="ce2" table:formula="of:=&quot;echo '&quot;&amp;[.$A128]&amp;&quot;' &amp;&amp; &quot;&amp;&quot;./combined_ethnicity.perl &quot;&amp;[.V128]&amp;&quot; &gt; ../common/ethnicities/01_&quot;&amp;SUBSTITUTE(SUBSTITUTE([.A128];&quot;/&quot;;&quot;_&quot;);&quot;advanced_&quot;;&quot;&quot;)&amp;&quot;;&quot;" office:value-type="string" office:string-value="echo 'advanced/transmediterranid.txt' &amp;&amp; ./combined_ethnicity.perl 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" calcext:value-type="string">
            <text:p>echo 'advanced/transmediterranid.txt' &amp;&amp; ./combined_ethnicity.perl 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&quot;&amp;&quot;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" calcext:value-type="string">
            <text:p>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</text:p>
          </table:table-cell>
          <table:table-cell table:style-name="ce2" table:formula="of:=&quot;echo '&quot;&amp;[.$A129]&amp;&quot;' &amp;&amp; &quot;&amp;&quot;./combined_ethnicity.perl &quot;&amp;[.V129]&amp;&quot; &gt; ../common/ethnicities/01_&quot;&amp;SUBSTITUTE(SUBSTITUTE([.A129];&quot;/&quot;;&quot;_&quot;);&quot;advanced_&quot;;&quot;&quot;)&amp;&quot;;&quot;" office:value-type="string" office:string-value="echo 'advanced/troender.txt' &amp;&amp; ./combined_ethnicity.perl 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 &gt; ../common/ethnicities/01_troender.txt;" calcext:value-type="string">
            <text:p>echo 'advanced/troender.txt' &amp;&amp; ./combined_ethnicity.perl 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 &gt; ../common/ethnicities/01_troender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ura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khanty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&quot;&amp;&quot;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" calcext:value-type="string">
            <text:p>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</text:p>
          </table:table-cell>
          <table:table-cell table:style-name="ce2" table:formula="of:=&quot;echo '&quot;&amp;[.$A130]&amp;&quot;' &amp;&amp; &quot;&amp;&quot;./combined_ethnicity.perl &quot;&amp;[.V130]&amp;&quot; &gt; ../common/ethnicities/01_&quot;&amp;SUBSTITUTE(SUBSTITUTE([.A130];&quot;/&quot;;&quot;_&quot;);&quot;advanced_&quot;;&quot;&quot;)&amp;&quot;;&quot;" office:value-type="string" office:string-value="echo 'advanced/uralid.txt' &amp;&amp; ./combined_ethnicity.perl 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 &gt; ../common/ethnicities/01_uralid.txt;" calcext:value-type="string">
            <text:p>echo 'advanced/uralid.txt' &amp;&amp; ./combined_ethnicity.perl 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 &gt; ../common/ethnicities/01_ura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&quot;&amp;&quot;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" calcext:value-type="string">
            <text:p>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</text:p>
          </table:table-cell>
          <table:table-cell table:style-name="ce2" table:formula="of:=&quot;echo '&quot;&amp;[.$A131]&amp;&quot;' &amp;&amp; &quot;&amp;&quot;./combined_ethnicity.perl &quot;&amp;[.V131]&amp;&quot; &gt; ../common/ethnicities/01_&quot;&amp;SUBSTITUTE(SUBSTITUTE([.A131];&quot;/&quot;;&quot;_&quot;);&quot;advanced_&quot;;&quot;&quot;)&amp;&quot;;&quot;" office:value-type="string" office:string-value="echo 'advanced/vedda.txt' &amp;&amp; ./combined_ethnicity.perl 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" calcext:value-type="string">
            <text:p>echo 'advanced/vedda.txt' &amp;&amp; ./combined_ethnicity.perl 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volg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4" office:value-type="string" calcext:value-type="string">
            <text:p>Fair-Medium</text:p>
          </table:table-cell>
          <table:table-cell table:style-name="ce4" office:value-type="string" calcext:value-type="string">
            <text:p>mordvin</text:p>
          </table:table-cell>
          <table:table-cell table:style-name="ce4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&quot;&amp;&quot;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" calcext:value-type="string">
            <text:p>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</text:p>
          </table:table-cell>
          <table:table-cell table:style-name="ce2" table:formula="of:=&quot;echo '&quot;&amp;[.$A132]&amp;&quot;' &amp;&amp; &quot;&amp;&quot;./combined_ethnicity.perl &quot;&amp;[.V132]&amp;&quot; &gt; ../common/ethnicities/01_&quot;&amp;SUBSTITUTE(SUBSTITUTE([.A132];&quot;/&quot;;&quot;_&quot;);&quot;advanced_&quot;;&quot;&quot;)&amp;&quot;;&quot;" office:value-type="string" office:string-value="echo 'advanced/volgid.txt' &amp;&amp; ./combined_ethnicity.perl 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" calcext:value-type="string">
            <text:p>echo 'advanced/volgid.txt' &amp;&amp; ./combined_ethnicity.perl 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&quot;&amp;&quot;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" calcext:value-type="string">
            <text:p>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</text:p>
          </table:table-cell>
          <table:table-cell table:style-name="ce2" table:formula="of:=&quot;echo '&quot;&amp;[.$A133]&amp;&quot;' &amp;&amp; &quot;&amp;&quot;./combined_ethnicity.perl &quot;&amp;[.V133]&amp;&quot; &gt; ../common/ethnicities/01_&quot;&amp;SUBSTITUTE(SUBSTITUTE([.A133];&quot;/&quot;;&quot;_&quot;);&quot;advanced_&quot;;&quot;&quot;)&amp;&quot;;&quot;" office:value-type="string" office:string-value="echo 'advanced/west_alpinid.txt' &amp;&amp; ./combined_ethnicity.perl 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" calcext:value-type="string">
            <text:p>echo 'advanced/west_alpinid.txt' &amp;&amp; ./combined_ethnicity.perl 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we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&quot;&amp;&quot;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" calcext:value-type="string">
            <text:p>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</text:p>
          </table:table-cell>
          <table:table-cell table:style-name="ce2" table:formula="of:=&quot;echo '&quot;&amp;[.$A134]&amp;&quot;' &amp;&amp; &quot;&amp;&quot;./combined_ethnicity.perl &quot;&amp;[.V134]&amp;&quot; &gt; ../common/ethnicities/01_&quot;&amp;SUBSTITUTE(SUBSTITUTE([.A134];&quot;/&quot;;&quot;_&quot;);&quot;advanced_&quot;;&quot;&quot;)&amp;&quot;;&quot;" office:value-type="string" office:string-value="echo 'advanced/west_ethiopid.txt' &amp;&amp; ./combined_ethnicity.perl 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" calcext:value-type="string">
            <text:p>echo 'advanced/west_ethiopid.txt' &amp;&amp; ./combined_ethnicity.perl 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westcongol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&quot;&amp;&quot;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135]&amp;&quot;' &amp;&amp; &quot;&amp;&quot;./combined_ethnicity.perl &quot;&amp;[.V135]&amp;&quot; &gt; ../common/ethnicities/01_&quot;&amp;SUBSTITUTE(SUBSTITUTE([.A135];&quot;/&quot;;&quot;_&quot;);&quot;advanced_&quot;;&quot;&quot;)&amp;&quot;;&quot;" office:value-type="string" office:string-value="echo 'advanced/westcongolesid.txt' &amp;&amp; ./combined_ethnicity.perl 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" calcext:value-type="string">
            <text:p>echo 'advanced/westcongolesid.txt' &amp;&amp; ./combined_ethnicity.perl 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&quot;&amp;&quot;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136]&amp;&quot;' &amp;&amp; &quot;&amp;&quot;./combined_ethnicity.perl &quot;&amp;[.V136]&amp;&quot; &gt; ../common/ethnicities/01_&quot;&amp;SUBSTITUTE(SUBSTITUTE([.A136];&quot;/&quot;;&quot;_&quot;);&quot;advanced_&quot;;&quot;&quot;)&amp;&quot;;&quot;" office:value-type="string" office:string-value="echo 'advanced/yakonin.txt' &amp;&amp; ./combined_ethnicity.perl 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" calcext:value-type="string">
            <text:p>echo 'advanced/yakonin.txt' &amp;&amp; ./combined_ethnicity.perl 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yeme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8"/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&quot;&amp;&quot;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" calcext:value-type="string">
            <text:p>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</text:p>
          </table:table-cell>
          <table:table-cell table:style-name="ce2" table:formula="of:=&quot;echo '&quot;&amp;[.$A137]&amp;&quot;' &amp;&amp; &quot;&amp;&quot;./combined_ethnicity.perl &quot;&amp;[.V137]&amp;&quot; &gt; ../common/ethnicities/01_&quot;&amp;SUBSTITUTE(SUBSTITUTE([.A137];&quot;/&quot;;&quot;_&quot;);&quot;advanced_&quot;;&quot;&quot;)&amp;&quot;;&quot;" office:value-type="string" office:string-value="echo 'advanced/yemenid.txt' &amp;&amp; ./combined_ethnicity.perl 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" calcext:value-type="string">
            <text:p>echo 'advanced/yemenid.txt' &amp;&amp; ./combined_ethnicity.perl 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&quot;&amp;&quot;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38]&amp;&quot;' &amp;&amp; &quot;&amp;&quot;./combined_ethnicity.perl &quot;&amp;[.V138]&amp;&quot; &gt; ../common/ethnicities/01_&quot;&amp;SUBSTITUTE(SUBSTITUTE([.A138];&quot;/&quot;;&quot;_&quot;);&quot;advanced_&quot;;&quot;&quot;)&amp;&quot;;&quot;" office:value-type="string" office:string-value="echo 'basic/amazonid.txt' &amp;&amp; ./combined_ethnicity.perl 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" calcext:value-type="string">
            <text:p>echo 'basic/amazonid.txt' &amp;&amp; ./combined_ethnicity.perl 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&quot;&amp;&quot;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39]&amp;&quot;' &amp;&amp; &quot;&amp;&quot;./combined_ethnicity.perl &quot;&amp;[.V139]&amp;&quot; &gt; ../common/ethnicities/01_&quot;&amp;SUBSTITUTE(SUBSTITUTE([.A139];&quot;/&quot;;&quot;_&quot;);&quot;advanced_&quot;;&quot;&quot;)&amp;&quot;;&quot;" office:value-type="string" office:string-value="echo 'basic/andid.txt' &amp;&amp; ./combined_ethnicity.perl 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" calcext:value-type="string">
            <text:p>echo 'basic/andid.txt' &amp;&amp; ./combined_ethnicity.perl 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ustr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&quot;&amp;&quot;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" calcext:value-type="string">
            <text:p>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</text:p>
          </table:table-cell>
          <table:table-cell table:style-name="ce2" table:formula="of:=&quot;echo '&quot;&amp;[.$A140]&amp;&quot;' &amp;&amp; &quot;&amp;&quot;./combined_ethnicity.perl &quot;&amp;[.V140]&amp;&quot; &gt; ../common/ethnicities/01_&quot;&amp;SUBSTITUTE(SUBSTITUTE([.A140];&quot;/&quot;;&quot;_&quot;);&quot;advanced_&quot;;&quot;&quot;)&amp;&quot;;&quot;" office:value-type="string" office:string-value="echo 'basic/australid.txt' &amp;&amp; ./combined_ethnicity.perl 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" calcext:value-type="string">
            <text:p>echo 'basic/australid.txt' &amp;&amp; ./combined_ethnicity.perl 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mbut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&quot;&amp;&quot;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" calcext:value-type="string">
            <text:p>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141]&amp;&quot;' &amp;&amp; &quot;&amp;&quot;./combined_ethnicity.perl &quot;&amp;[.V141]&amp;&quot; &gt; ../common/ethnicities/01_&quot;&amp;SUBSTITUTE(SUBSTITUTE([.A141];&quot;/&quot;;&quot;_&quot;);&quot;advanced_&quot;;&quot;&quot;)&amp;&quot;;&quot;" office:value-type="string" office:string-value="echo 'basic/bambutid.txt' &amp;&amp; ./combined_ethnicity.perl 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" calcext:value-type="string">
            <text:p>echo 'basic/bambutid.txt' &amp;&amp; ./combined_ethnicity.perl 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ntu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&quot;&amp;&quot;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142]&amp;&quot;' &amp;&amp; &quot;&amp;&quot;./combined_ethnicity.perl &quot;&amp;[.V142]&amp;&quot; &gt; ../common/ethnicities/01_&quot;&amp;SUBSTITUTE(SUBSTITUTE([.A142];&quot;/&quot;;&quot;_&quot;);&quot;advanced_&quot;;&quot;&quot;)&amp;&quot;;&quot;" office:value-type="string" office:string-value="echo 'basic/bantuid.txt' &amp;&amp; ./combined_ethnicity.perl 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" calcext:value-type="string">
            <text:p>echo 'basic/bantuid.txt' &amp;&amp; ./combined_ethnicity.perl 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&quot;&amp;&quot;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43]&amp;&quot;' &amp;&amp; &quot;&amp;&quot;./combined_ethnicity.perl &quot;&amp;[.V143]&amp;&quot; &gt; ../common/ethnicities/01_&quot;&amp;SUBSTITUTE(SUBSTITUTE([.A143];&quot;/&quot;;&quot;_&quot;);&quot;advanced_&quot;;&quot;&quot;)&amp;&quot;;&quot;" office:value-type="string" office:string-value="echo 'basic/centralid.txt' &amp;&amp; ./combined_ethnicity.perl 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" calcext:value-type="string">
            <text:p>echo 'basic/centralid.txt' &amp;&amp; ./combined_ethnicity.perl 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jurche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&quot;&amp;&quot;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" calcext:value-type="string">
            <text:p>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</text:p>
          </table:table-cell>
          <table:table-cell table:style-name="ce2" table:formula="of:=&quot;echo '&quot;&amp;[.$A144]&amp;&quot;' &amp;&amp; &quot;&amp;&quot;./combined_ethnicity.perl &quot;&amp;[.V144]&amp;&quot; &gt; ../common/ethnicities/01_&quot;&amp;SUBSTITUTE(SUBSTITUTE([.A144];&quot;/&quot;;&quot;_&quot;);&quot;advanced_&quot;;&quot;&quot;)&amp;&quot;;&quot;" office:value-type="string" office:string-value="echo 'basic/eskimid.txt' &amp;&amp; ./combined_ethnicity.perl 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" calcext:value-type="string">
            <text:p>echo 'basic/eskimid.txt' &amp;&amp; ./combined_ethnicity.perl 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kho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&quot;&amp;&quot;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" calcext:value-type="string">
            <text:p>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</text:p>
          </table:table-cell>
          <table:table-cell table:style-name="ce2" table:formula="of:=&quot;echo '&quot;&amp;[.$A145]&amp;&quot;' &amp;&amp; &quot;&amp;&quot;./combined_ethnicity.perl &quot;&amp;[.V145]&amp;&quot; &gt; ../common/ethnicities/01_&quot;&amp;SUBSTITUTE(SUBSTITUTE([.A145];&quot;/&quot;;&quot;_&quot;);&quot;advanced_&quot;;&quot;&quot;)&amp;&quot;;&quot;" office:value-type="string" office:string-value="echo 'basic/khoid.txt' &amp;&amp; ./combined_ethnicity.perl 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" calcext:value-type="string">
            <text:p>echo 'basic/khoid.txt' &amp;&amp; ./combined_ethnicity.perl 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&quot;&amp;&quot;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" calcext:value-type="string">
            <text:p>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</text:p>
          </table:table-cell>
          <table:table-cell table:style-name="ce2" table:formula="of:=&quot;echo '&quot;&amp;[.$A146]&amp;&quot;' &amp;&amp; &quot;&amp;&quot;./combined_ethnicity.perl &quot;&amp;[.V146]&amp;&quot; &gt; ../common/ethnicities/01_&quot;&amp;SUBSTITUTE(SUBSTITUTE([.A146];&quot;/&quot;;&quot;_&quot;);&quot;advanced_&quot;;&quot;&quot;)&amp;&quot;;&quot;" office:value-type="string" office:string-value="echo 'basic/margid.txt' &amp;&amp; ./combined_ethnicity.perl 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" calcext:value-type="string">
            <text:p>echo 'basic/margid.txt' &amp;&amp; ./combined_ethnicity.perl 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&quot;&amp;&quot;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" calcext:value-type="string">
            <text:p>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</text:p>
          </table:table-cell>
          <table:table-cell table:style-name="ce2" table:formula="of:=&quot;echo '&quot;&amp;[.$A147]&amp;&quot;' &amp;&amp; &quot;&amp;&quot;./combined_ethnicity.perl &quot;&amp;[.V147]&amp;&quot; &gt; ../common/ethnicities/01_&quot;&amp;SUBSTITUTE(SUBSTITUTE([.A147];&quot;/&quot;;&quot;_&quot;);&quot;advanced_&quot;;&quot;&quot;)&amp;&quot;;&quot;" office:value-type="string" office:string-value="echo 'basic/melanesid.txt' &amp;&amp; ./combined_ethnicity.perl 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" calcext:value-type="string">
            <text:p>echo 'basic/melanesid.txt' &amp;&amp; ./combined_ethnicity.perl 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&quot;&amp;&quot;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148]&amp;&quot;' &amp;&amp; &quot;&amp;&quot;./combined_ethnicity.perl &quot;&amp;[.V148]&amp;&quot; &gt; ../common/ethnicities/01_&quot;&amp;SUBSTITUTE(SUBSTITUTE([.A148];&quot;/&quot;;&quot;_&quot;);&quot;advanced_&quot;;&quot;&quot;)&amp;&quot;;&quot;" office:value-type="string" office:string-value="echo 'basic/negritid.txt' &amp;&amp; ./combined_ethnicity.perl 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" calcext:value-type="string">
            <text:p>echo 'basic/negritid.txt' &amp;&amp; ./combined_ethnicity.perl 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cif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jurche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&quot;&amp;&quot;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" calcext:value-type="string">
            <text:p>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</text:p>
          </table:table-cell>
          <table:table-cell table:style-name="ce2" table:formula="of:=&quot;echo '&quot;&amp;[.$A149]&amp;&quot;' &amp;&amp; &quot;&amp;&quot;./combined_ethnicity.perl &quot;&amp;[.V149]&amp;&quot; &gt; ../common/ethnicities/01_&quot;&amp;SUBSTITUTE(SUBSTITUTE([.A149];&quot;/&quot;;&quot;_&quot;);&quot;advanced_&quot;;&quot;&quot;)&amp;&quot;;&quot;" office:value-type="string" office:string-value="echo 'basic/pacifid.txt' &amp;&amp; ./combined_ethnicity.perl 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" calcext:value-type="string">
            <text:p>echo 'basic/pacifid.txt' &amp;&amp; ./combined_ethnicity.perl 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tagon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Red</text:p>
          </table:table-cell>
          <table:table-cell table:style-name="ce4" office:value-type="string" calcext:value-type="string">
            <text:p>burmese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&quot;&amp;&quot;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" calcext:value-type="string">
            <text:p>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</text:p>
          </table:table-cell>
          <table:table-cell table:style-name="ce2" table:formula="of:=&quot;echo '&quot;&amp;[.$A150]&amp;&quot;' &amp;&amp; &quot;&amp;&quot;./combined_ethnicity.perl &quot;&amp;[.V150]&amp;&quot; &gt; ../common/ethnicities/01_&quot;&amp;SUBSTITUTE(SUBSTITUTE([.A150];&quot;/&quot;;&quot;_&quot;);&quot;advanced_&quot;;&quot;&quot;)&amp;&quot;;&quot;" office:value-type="string" office:string-value="echo 'basic/patagonid.txt' &amp;&amp; ./combined_ethnicity.perl 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" calcext:value-type="string">
            <text:p>echo 'basic/patagonid.txt' &amp;&amp; ./combined_ethnicity.perl 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&quot;&amp;&quot;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echo '&quot;&amp;[.$A151]&amp;&quot;' &amp;&amp; &quot;&amp;&quot;./combined_ethnicity.perl &quot;&amp;[.V151]&amp;&quot; &gt; ../common/ethnicities/01_&quot;&amp;SUBSTITUTE(SUBSTITUTE([.A151];&quot;/&quot;;&quot;_&quot;);&quot;advanced_&quot;;&quot;&quot;)&amp;&quot;;&quot;" office:value-type="string" office:string-value="echo 'basic/sanid.txt' &amp;&amp; ./combined_ethnicity.perl 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" calcext:value-type="string">
            <text:p>echo 'basic/sanid.txt' &amp;&amp; ./combined_ethnicity.perl 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ilv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jurchen</text:p>
          </table:table-cell>
          <table:table-cell table:style-name="ce47" office:value-type="string" calcext:value-type="string">
            <text:p>sparse</text:p>
          </table:table-cell>
          <table:table-cell table:style-name="ce48"/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&quot;&amp;&quot; -&quot;&amp;[.$R$1]&amp;&quot;='&quot;&amp;[.R152]&amp;&quot;'&quot;&amp;&quot; -&quot;&amp;[.$S$1]&amp;&quot;='&quot;&amp;[.S152]&amp;&quot;'&quot;&amp;&quot; -&quot;&amp;[.$T$1]&amp;&quot;='&quot;&amp;[.T152]&amp;&quot;'&quot;" office:value-type="string" office:string-value="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" calcext:value-type="string">
            <text:p>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</text:p>
          </table:table-cell>
          <table:table-cell table:style-name="ce2" table:formula="of:=&quot;echo '&quot;&amp;[.$A152]&amp;&quot;' &amp;&amp; &quot;&amp;&quot;./combined_ethnicity.perl &quot;&amp;[.V152]&amp;&quot; &gt; ../common/ethnicities/01_&quot;&amp;SUBSTITUTE(SUBSTITUTE([.A152];&quot;/&quot;;&quot;_&quot;);&quot;advanced_&quot;;&quot;&quot;)&amp;&quot;;&quot;" office:value-type="string" office:string-value="echo 'basic/silvid.txt' &amp;&amp; ./combined_ethnicity.perl 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" calcext:value-type="string">
            <text:p>echo 'basic/silvid.txt' &amp;&amp; ./combined_ethnicity.perl 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yth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20" calcext:value-type="float">
            <text:p>2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70" calcext:value-type="float">
            <text:p>7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8"/>
          <table:table-cell table:style-name="ce2" table:formula="of:=&quot;-&quot;&amp;[.$A$1]&amp;&quot;='&quot;&amp;[.A153]&amp;&quot;' -&quot;&amp;[.$B$1]&amp;&quot;='&quot;&amp;[.B153]&amp;&quot;' -&quot;&amp;[.$C$1]&amp;&quot;='&quot;&amp;[.C153]&amp;&quot;' -&quot;&amp;[.$D$1]&amp;&quot;='&quot;&amp;[.D153]&amp;&quot;' -&quot;&amp;[.$E$1]&amp;&quot;='&quot;&amp;[.E153]&amp;&quot;' -&quot;&amp;[.$F$1]&amp;&quot;='&quot;&amp;[.F153]&amp;&quot;' -&quot;&amp;[.$G$1]&amp;&quot;='&quot;&amp;[.G153]&amp;&quot;' -&quot;&amp;[.$H$1]&amp;&quot;='&quot;&amp;[.H153]&amp;&quot;' -&quot;&amp;[.$I$1]&amp;&quot;='&quot;&amp;[.I153]&amp;&quot;' -&quot;&amp;[.$J$1]&amp;&quot;='&quot;&amp;[.J153]&amp;&quot;' -&quot;&amp;[.$K$1]&amp;&quot;='&quot;&amp;[.K153]&amp;&quot;' -&quot;&amp;[.$L$1]&amp;&quot;='&quot;&amp;[.L153]&amp;&quot;' -&quot;&amp;[.$M$1]&amp;&quot;='&quot;&amp;[.M153]&amp;&quot;' -&quot;&amp;[.$N$1]&amp;&quot;='&quot;&amp;[.N153]&amp;&quot;' -&quot;&amp;[.$O$1]&amp;&quot;='&quot;&amp;[.O153]&amp;&quot;' -&quot;&amp;[.$P$1]&amp;&quot;='&quot;&amp;[.P153]&amp;&quot;' -&quot;&amp;[.$Q$1]&amp;&quot;='&quot;&amp;[.Q153]&amp;&quot;'&quot;&amp;&quot; -&quot;&amp;[.$R$1]&amp;&quot;='&quot;&amp;[.R153]&amp;&quot;'&quot;&amp;&quot; -&quot;&amp;[.$S$1]&amp;&quot;='&quot;&amp;[.S153]&amp;&quot;'&quot;&amp;&quot; -&quot;&amp;[.$T$1]&amp;&quot;='&quot;&amp;[.T153]&amp;&quot;'&quot;" office:value-type="string" office:string-value="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" calcext:value-type="string">
            <text:p>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</text:p>
          </table:table-cell>
          <table:table-cell table:style-name="ce2" table:formula="of:=&quot;echo '&quot;&amp;[.$A153]&amp;&quot;' &amp;&amp; &quot;&amp;&quot;./combined_ethnicity.perl &quot;&amp;[.V153]&amp;&quot; &gt; ../common/ethnicities/01_&quot;&amp;SUBSTITUTE(SUBSTITUTE([.A153];&quot;/&quot;;&quot;_&quot;);&quot;advanced_&quot;;&quot;&quot;)&amp;&quot;;&quot;" office:value-type="string" office:string-value="echo 'advanced/scythian.txt' &amp;&amp; ./combined_ethnicity.perl 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 &gt; ../common/ethnicities/01_scythian.txt;" calcext:value-type="string">
            <text:p>echo 'advanced/scythian.txt' &amp;&amp; ./combined_ethnicity.perl 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 &gt; ../common/ethnicities/01_scythian.txt;</text:p>
          </table:table-cell>
          <table:table-cell table:style-name="ce2"/>
          <table:table-cell table:style-name="ce48" table:number-columns-repeated="2"/>
          <table:table-cell table:number-columns-repeated="998"/>
        </table:table-row>
        <table:table-row table:style-name="ro1" table:number-rows-repeated="136">
          <table:table-cell table:style-name="ce5" table:number-columns-repeated="23"/>
          <table:table-cell/>
          <table:table-cell table:style-name="ce5" table:number-columns-repeated="2"/>
          <table:table-cell table:number-columns-repeated="998"/>
        </table:table-row>
        <table:table-row table:style-name="ro2" table:number-rows-repeated="711">
          <table:table-cell table:style-name="ce5" table:number-columns-repeated="23"/>
          <table:table-cell/>
          <table:table-cell table:style-name="ce5" table:number-columns-repeated="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unkalap1.U2:Munkalap1.U153 Munkalap1.Y2:Munkalap1.Z153">
            <calcext:condition calcext:apply-style-name="ConditionalStyle_1" calcext:value="=0" calcext:base-cell-address="Munkalap1.U2"/>
          </calcext:conditional-format>
        </calcext:conditional-formats>
      </table:table>
      <table:table table:name="Munkalap2" table:style-name="ta2">
        <table:table-column table:style-name="co3" table:number-columns-repeated="6" table:default-cell-style-name="Default"/>
        <table:table-column table:style-name="co4" table:number-columns-repeated="15" table:default-cell-style-name="Default"/>
        <table:table-column table:style-name="co8" table:number-columns-repeated="5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style-name="ce5" table:number-columns-repeated="5"/>
          <table:table-cell table:number-columns-repeated="998"/>
        </table:table-row>
        <table:table-row table:style-name="ro4" table:number-rows-repeated="219">
          <table:table-cell table:style-name="ce5" table:number-columns-repeated="26"/>
          <table:table-cell table:number-columns-repeated="998"/>
        </table:table-row>
        <table:table-row table:style-name="ro2" table:number-rows-repeated="7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4" table:number-columns-repeated="15" table:default-cell-style-name="Default"/>
        <table:table-column table:style-name="co8" table:number-columns-repeated="5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style-name="ce5" table:number-columns-repeated="5"/>
          <table:table-cell table:number-columns-repeated="998"/>
        </table:table-row>
        <table:table-row table:style-name="ro4" table:number-rows-repeated="219">
          <table:table-cell table:style-name="ce5" table:number-columns-repeated="26"/>
          <table:table-cell table:number-columns-repeated="998"/>
        </table:table-row>
        <table:table-row table:style-name="ro2" table:number-rows-repeated="7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000000" style:font-name="Calibri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66" meta:object-count="0"/>
    <meta:generator>LibreOfficeDev/6.0.5.2$Linux_X86_64 LibreOffice_project/</meta:generator>
  </office:meta>
</office:document-meta>
</file>